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88.7pt"/>
    </style:style>
    <style:style style:name="co5" style:family="table-column">
      <style:table-column-properties fo:break-before="auto" style:column-width="77.7pt"/>
    </style:style>
    <style:style style:name="co6" style:family="table-column">
      <style:table-column-properties fo:break-before="auto" style:column-width="94.2pt"/>
    </style:style>
    <style:style style:name="co7" style:family="table-column">
      <style:table-column-properties fo:break-before="auto" style:column-width="83.2pt"/>
    </style:style>
    <style:style style:name="co8" style:family="table-column">
      <style:table-column-properties fo:break-before="auto" style:column-width="44.79pt"/>
    </style:style>
    <style:style style:name="co9" style:family="table-column">
      <style:table-column-properties fo:break-before="auto" style:column-width="49.49pt"/>
    </style:style>
    <style:style style:name="co10" style:family="table-column">
      <style:table-column-properties fo:break-before="auto" style:column-width="64.4pt"/>
    </style:style>
    <style:style style:name="co11" style:family="table-column">
      <style:table-column-properties fo:break-before="auto" style:column-width="81.6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solid" svg:stroke-width="2.89pt" svg:stroke-color="#000000" draw:marker-start-width="9.98pt" draw:marker-end-width="9.98pt" draw:fill="none" draw:textarea-horizontal-align="center" draw:textarea-vertical-align="middle" fo:padding-top="1.42pt" fo:padding-bottom="1.42pt" fo:padding-left="1.42pt" fo:padding-right="1.42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" table:style-name="ta1">
        <table:shapes>
          <draw:frame draw:z-index="0" draw:style-name="gr1" draw:text-style-name="P1" svg:width="453.51pt" svg:height="255.09pt" svg:x="0pt" svg:y="372.47pt">
            <loext:p draw:notify-on-update-of-ranges="Summary.A9:Summary.A13 Summary.B8:Summary.B8 Summary.B9:Summary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76.56pt" svg:y="652.79pt">
            <loext:p draw:notify-on-update-of-ranges="Summary.A9:Summary.A13 Summary.B8:Summary.B8 Summary.E9:Summary.E13 Summary.F9:Summary.F13 Summary.F9:Summary.F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482.51pt" svg:y="374.74pt">
            <loext:p draw:notify-on-update-of-ranges="Summary.A9:Summary.A13 Summary.C8:Summary.C8 Summary.C9:Summary.C13 Summary.D9:Summary.D13 Summary.D9:Summary.D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2" draw:text-style-name="P1" svg:width="792pt" svg:height="445.69pt" svg:x="112.08pt" svg:y="1248.97pt">
            <loext:p draw:notify-on-update-of-ranges="Summary.A9:Summary.A13 Summary.C8:Summary.C8 Summary.G9:Summary.G13 Summary.H9:Summary.H13 Summary.H9:Summary.H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4.34pt" svg:y="919.45pt">
            <loext:p draw:notify-on-update-of-ranges="Summary.A9:Summary.A13 Summary.C8:Summary.C8 Summary.I9:Summary.I13 Summary.J9:Summary.J13 Summary.J9:Summary.J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NodesRej</text:p>
          </table:table-cell>
          <table:table-cell office:value-type="string" calcext:value-type="string">
            <text:p>RRTs2</text:p>
          </table:table-cell>
          <table:table-cell office:value-type="string" calcext:value-type="string">
            <text:p>Nodes2</text:p>
          </table:table-cell>
          <table:table-cell office:value-type="string" calcext:value-type="string">
            <text:p>NodesRej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RTsF</text:p>
          </table:table-cell>
          <table:table-cell office:value-type="string" calcext:value-type="string">
            <text:p>NodesF</text:p>
          </table:table-cell>
          <table:table-cell office:value-type="string" calcext:value-type="string">
            <text:p>NodesRejF</text:p>
          </table:table-cell>
          <table:table-cell office:value-type="string" calcext:value-type="string">
            <text:p>RRTs2F</text:p>
          </table:table-cell>
          <table:table-cell office:value-type="string" calcext:value-type="string">
            <text:p>Nodes2F</text:p>
          </table:table-cell>
          <table:table-cell office:value-type="string" calcext:value-type="string">
            <text:p>NodesRej2F</text:p>
          </table:table-cell>
          <table:table-cell office:value-type="string" calcext:value-type="string">
            <text:p>TimeF</text:p>
          </table:table-cell>
        </table:table-row>
        <table:table-row table:style-name="ro1">
          <table:table-cell office:value-type="string" calcext:value-type="string">
            <text:p>MidPointMultiLevel</text:p>
          </table:table-cell>
          <table:table-cell office:value-type="float" office:value="0.83" calcext:value-type="float">
            <text:p>0.83</text:p>
          </table:table-cell>
          <table:table-cell office:value-type="float" office:value="2.27710843373494" calcext:value-type="float">
            <text:p>2.2771084337</text:p>
          </table:table-cell>
          <table:table-cell office:value-type="float" office:value="5857.57831325301" calcext:value-type="float">
            <text:p>5857.578313253</text:p>
          </table:table-cell>
          <table:table-cell office:value-type="float" office:value="8.37349397590361" calcext:value-type="float">
            <text:p>8.3734939759</text:p>
          </table:table-cell>
          <table:table-cell office:value-type="float" office:value="4.72289156626506" calcext:value-type="float">
            <text:p>4.7228915663</text:p>
          </table:table-cell>
          <table:table-cell office:value-type="float" office:value="18559.4457831325" calcext:value-type="float">
            <text:p>18559.4457831325</text:p>
          </table:table-cell>
          <table:table-cell office:value-type="float" office:value="15.6867469879518" calcext:value-type="float">
            <text:p>15.686746988</text:p>
          </table:table-cell>
          <table:table-cell office:value-type="float" office:value="407.361819024096" calcext:value-type="float">
            <text:p>407.3618190241</text:p>
          </table:table-cell>
          <table:table-cell office:value-type="float" office:value="5" calcext:value-type="float">
            <text:p>5</text:p>
          </table:table-cell>
          <table:table-cell office:value-type="float" office:value="20036.1764705882" calcext:value-type="float">
            <text:p>20036.1764705882</text:p>
          </table:table-cell>
          <table:table-cell office:value-type="float" office:value="31.1764705882353" calcext:value-type="float">
            <text:p>31.1764705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811247352941" calcext:value-type="float">
            <text:p>116.811247352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NodesRej</text:p>
          </table:table-cell>
          <table:table-cell office:value-type="string" calcext:value-type="string">
            <text:p>NodesWast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RTsF</text:p>
          </table:table-cell>
          <table:table-cell office:value-type="string" calcext:value-type="string">
            <text:p>NodesF</text:p>
          </table:table-cell>
          <table:table-cell office:value-type="string" calcext:value-type="string">
            <text:p>NodesRejF</text:p>
          </table:table-cell>
          <table:table-cell office:value-type="string" calcext:value-type="string">
            <text:p>NodesWatedF</text:p>
          </table:table-cell>
          <table:table-cell office:value-type="string" calcext:value-type="string">
            <text:p>Tim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MultiLeve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20036.12" calcext:value-type="float">
            <text:p>20036.12</text:p>
          </table:table-cell>
          <table:table-cell office:value-type="float" office:value="31.12" calcext:value-type="float">
            <text:p>31.12</text:p>
          </table:table-cell>
          <table:table-cell office:value-type="float" office:value="0" calcext:value-type="float">
            <text:p>0</text:p>
          </table:table-cell>
          <table:table-cell office:value-type="float" office:value="134.541054782" calcext:value-type="float">
            <text:p>134.541054782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RRT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TS</text:p>
          </table:table-cell>
          <table:table-cell office:value-type="string" calcext:value-type="string">
            <text:p>TimeF</text:p>
          </table:table-cell>
          <table:table-cell office:value-type="string" calcext:value-type="string">
            <text:p>STT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Search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2.875" calcext:value-type="float">
            <text:p>2.88</text:p>
          </table:table-cell>
          <table:table-cell table:style-name="ce1" office:value-type="float" office:value="1.54380482358792" calcext:value-type="float">
            <text:p>1.54</text:p>
          </table:table-cell>
          <table:table-cell table:style-name="ce1" office:value-type="float" office:value="8361.8125" calcext:value-type="float">
            <text:p>8361.81</text:p>
          </table:table-cell>
          <table:table-cell table:style-name="ce1" office:value-type="float" office:value="6452.31913055298" calcext:value-type="float">
            <text:p>6452.32</text:p>
          </table:table-cell>
          <table:table-cell table:style-name="ce1" office:value-type="float" office:value="9.96546383125" calcext:value-type="float">
            <text:p>9.97</text:p>
          </table:table-cell>
          <table:table-cell table:style-name="ce1" office:value-type="float" office:value="6.62170368851151" calcext:value-type="float">
            <text:p>6.62</text:p>
          </table:table-cell>
          <table:table-cell table:style-name="ce1" office:value-type="float" office:value="19.9483360261905" calcext:value-type="float">
            <text:p>19.95</text:p>
          </table:table-cell>
          <table:table-cell table:style-name="ce1" office:value-type="float" office:value="7.65168060096454" calcext:value-type="float">
            <text:p>7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DSearch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2.69811320754717" calcext:value-type="float">
            <text:p>2.70</text:p>
          </table:table-cell>
          <table:table-cell table:style-name="ce1" table:formula="of:=STDEV([BasicD.C7:.C59])" office:value-type="float" office:value="1.44893735146695" calcext:value-type="float">
            <text:p>1.45</text:p>
          </table:table-cell>
          <table:table-cell table:style-name="ce1" office:value-type="float" office:value="7572.07547169811" calcext:value-type="float">
            <text:p>7572.08</text:p>
          </table:table-cell>
          <table:table-cell table:style-name="ce1" table:formula="of:=STDEV([BasicD.D7:.D59])" office:value-type="float" office:value="5875.29890843225" calcext:value-type="float">
            <text:p>5875.30</text:p>
          </table:table-cell>
          <table:table-cell table:style-name="ce1" office:value-type="float" office:value="30.0186944584906" calcext:value-type="float">
            <text:p>30.02</text:p>
          </table:table-cell>
          <table:table-cell table:style-name="ce1" table:formula="of:=STDEV([BasicD.E7:.E59])" office:value-type="float" office:value="19.8800670585927" calcext:value-type="float">
            <text:p>19.88</text:p>
          </table:table-cell>
          <table:table-cell table:style-name="ce1" office:value-type="float" office:value="54.1619326340426" calcext:value-type="float">
            <text:p>54.16</text:p>
          </table:table-cell>
          <table:table-cell table:style-name="ce1" table:formula="of:=STDEV([BasicD.E60:.E106])" office:value-type="float" office:value="10.9223154974043" calcext:value-type="float">
            <text:p>10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Search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table:formula="of:=STDEV([BasicDD.C7:.C18])" office:value-type="float" office:value="1.54478595163331" calcext:value-type="float">
            <text:p>1.54</text:p>
          </table:table-cell>
          <table:table-cell table:style-name="ce1" office:value-type="float" office:value="8754.83333333333" calcext:value-type="float">
            <text:p>8754.83</text:p>
          </table:table-cell>
          <table:table-cell table:style-name="ce1" table:formula="of:=STDEV([BasicDD.D7:.D18])" office:value-type="float" office:value="6052.83931621176" calcext:value-type="float">
            <text:p>6052.84</text:p>
          </table:table-cell>
          <table:table-cell table:style-name="ce1" office:value-type="float" office:value="2.75118193333333" calcext:value-type="float">
            <text:p>2.75</text:p>
          </table:table-cell>
          <table:table-cell table:style-name="ce1" table:formula="of:=STDEV([BasicDD.E7:.E18])" office:value-type="float" office:value="1.57202857866999" calcext:value-type="float">
            <text:p>1.57</text:p>
          </table:table-cell>
          <table:table-cell table:style-name="ce1" office:value-type="float" office:value="5.01463108522727" calcext:value-type="float">
            <text:p>5.01</text:p>
          </table:table-cell>
          <table:table-cell table:style-name="ce1" table:formula="of:=STDEV([BasicDD.E19:.E106])" office:value-type="float" office:value="0.481914996174331" calcext:value-type="float">
            <text:p>0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pTriSearch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2.48571428571429" calcext:value-type="float">
            <text:p>2.49</text:p>
          </table:table-cell>
          <table:table-cell table:style-name="ce1" table:formula="of:=STDEV([Tri.C7:.C76])" office:value-type="float" office:value="1.2937178997528" calcext:value-type="float">
            <text:p>1.29</text:p>
          </table:table-cell>
          <table:table-cell table:style-name="ce1" office:value-type="float" office:value="6564.72857142857" calcext:value-type="float">
            <text:p>6564.73</text:p>
          </table:table-cell>
          <table:table-cell table:style-name="ce1" table:formula="of:=STDEV([Tri.D7:.D76])" office:value-type="float" office:value="5203.98622830511" calcext:value-type="float">
            <text:p>5203.99</text:p>
          </table:table-cell>
          <table:table-cell table:style-name="ce1" office:value-type="float" office:value="24.9898552828571" calcext:value-type="float">
            <text:p>24.99</text:p>
          </table:table-cell>
          <table:table-cell table:style-name="ce1" table:formula="of:=STDEV([Tri.E7:.E76])" office:value-type="float" office:value="15.625784275901" calcext:value-type="float">
            <text:p>15.63</text:p>
          </table:table-cell>
          <table:table-cell table:style-name="ce1" office:value-type="float" office:value="54.5006605433333" calcext:value-type="float">
            <text:p>54.50</text:p>
          </table:table-cell>
          <table:table-cell table:style-name="ce1" table:formula="of:=STDEV([Tri.E77:.E106])" office:value-type="float" office:value="13.0561446191189" calcext:value-type="float">
            <text:p>13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llSearch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2.17241379310345" calcext:value-type="float">
            <text:p>2.17</text:p>
          </table:table-cell>
          <table:table-cell table:style-name="ce1" table:formula="of:=STDEV([Full.C7:.C93])" office:value-type="float" office:value="1.31367491422827" calcext:value-type="float">
            <text:p>1.31</text:p>
          </table:table-cell>
          <table:table-cell table:style-name="ce1" office:value-type="float" office:value="5417.03448275862" calcext:value-type="float">
            <text:p>5417.03</text:p>
          </table:table-cell>
          <table:table-cell table:style-name="ce1" table:formula="of:=STDEV([Full.D7:.D93])" office:value-type="float" office:value="5365.16302543499" calcext:value-type="float">
            <text:p>5365.16</text:p>
          </table:table-cell>
          <table:table-cell table:style-name="ce1" office:value-type="float" office:value="2.6164882137931" calcext:value-type="float">
            <text:p>2.62</text:p>
          </table:table-cell>
          <table:table-cell table:style-name="ce1" table:formula="of:=STDEV([Full.E7:.E93])" office:value-type="float" office:value="2.07664494657668" calcext:value-type="float">
            <text:p>2.08</text:p>
          </table:table-cell>
          <table:table-cell table:style-name="ce1" office:value-type="float" office:value="7.66614026153846" calcext:value-type="float">
            <text:p>7.67</text:p>
          </table:table-cell>
          <table:table-cell table:style-name="ce1" table:formula="of:=STDEV([Full.E94:.E106])" office:value-type="float" office:value="0.399023612715631" calcext:value-type="float">
            <text:p>0.40</text:p>
          </table:table-cell>
          <table:table-cell table:number-columns-repeated="6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 calcext:value-type="string">
            <text:p>StateOfDecayNormal</text:p>
          </table:table-cell>
          <table:table-cell office:value-type="float" office:value="0.994" calcext:value-type="float">
            <text:p>0.994</text:p>
          </table:table-cell>
          <table:table-cell office:value-type="float" office:value="1.40241448692153" calcext:value-type="float">
            <text:p>1.4024144869</text:p>
          </table:table-cell>
          <table:table-cell office:value-type="float" office:value="1878.2907444668" calcext:value-type="float">
            <text:p>1878.2907444668</text:p>
          </table:table-cell>
          <table:table-cell office:value-type="float" office:value="7.21529175050302" calcext:value-type="float">
            <text:p>7.2152917505</text:p>
          </table:table-cell>
          <table:table-cell office:value-type="float" office:value="0.73997460331992" calcext:value-type="float">
            <text:p>0.7399746033</text:p>
          </table:table-cell>
          <table:table-cell office:value-type="float" office:value="5" calcext:value-type="float">
            <text:p>5</text:p>
          </table:table-cell>
          <table:table-cell office:value-type="float" office:value="20089.6666666667" calcext:value-type="float">
            <text:p>20089.6666666667</text:p>
          </table:table-cell>
          <table:table-cell office:value-type="float" office:value="84.6666666666667" calcext:value-type="float">
            <text:p>84.6666666667</text:p>
          </table:table-cell>
          <table:table-cell office:value-type="float" office:value="5.36454706666667" calcext:value-type="float">
            <text:p>5.3645470667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NodesRej</text:p>
          </table:table-cell>
          <table:table-cell office:value-type="string" calcext:value-type="string">
            <text:p>NodesWast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RTsF</text:p>
          </table:table-cell>
          <table:table-cell office:value-type="string" calcext:value-type="string">
            <text:p>NodesF</text:p>
          </table:table-cell>
          <table:table-cell office:value-type="string" calcext:value-type="string">
            <text:p>NodesRejF</text:p>
          </table:table-cell>
          <table:table-cell office:value-type="string" calcext:value-type="string">
            <text:p>NodesWatedF</text:p>
          </table:table-cell>
          <table:table-cell office:value-type="string" calcext:value-type="string">
            <text:p>Tim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Waste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20005" calcext:value-type="float">
            <text:p>20005</text:p>
          </table:table-cell>
          <table:table-cell office:value-type="float" office:value="0" calcext:value-type="float">
            <text:p>0</text:p>
          </table:table-cell>
          <table:table-cell office:value-type="float" office:value="11210.1" calcext:value-type="float">
            <text:p>11210.1</text:p>
          </table:table-cell>
          <table:table-cell office:value-type="float" office:value="4.080781894" calcext:value-type="float">
            <text:p>4.080781894</text:p>
          </table:table-cell>
          <table:table-cell table:number-columns-repeated="2"/>
          <table:table-cell table:formula="of:=[Summary.K27]/[Summary.I27]" office:value-type="float" office:value="0.560364908772807" calcext:value-type="float">
            <text:p>0.5603649088</text:p>
          </table:table-cell>
          <table:table-cell/>
        </table:table-row>
        <table:table-row table:style-name="ro1">
          <table:table-cell office:value-type="string" calcext:value-type="string">
            <text:p>SimpleLevel</text:p>
          </table:table-cell>
          <table:table-cell office:value-type="float" office:value="1" calcext:value-type="float">
            <text:p>1</text:p>
          </table:table-cell>
          <table:table-cell office:value-type="float" office:value="158.73" calcext:value-type="float">
            <text:p>158.73</text:p>
          </table:table-cell>
          <table:table-cell office:value-type="float" office:value="0.4" calcext:value-type="float">
            <text:p>0.4</text:p>
          </table:table-cell>
          <table:table-cell office:value-type="float" office:value="12.04" calcext:value-type="float">
            <text:p>12.04</text:p>
          </table:table-cell>
          <table:table-cell office:value-type="float" office:value="0.842299292" calcext:value-type="float">
            <text:p>0.842299292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2511" calcext:value-type="float">
            <text:p>2511</text:p>
          </table:table-cell>
          <table:table-cell office:value-type="float" office:value="9.67" calcext:value-type="float">
            <text:p>9.67</text:p>
          </table:table-cell>
          <table:table-cell office:value-type="float" office:value="223" calcext:value-type="float">
            <text:p>223</text:p>
          </table:table-cell>
          <table:table-cell office:value-type="float" office:value="13.423018233" calcext:value-type="float">
            <text:p>13.423018233</text:p>
          </table:table-cell>
          <table:table-cell table:number-columns-repeated="4"/>
        </table:table-row>
      </table:table>
      <table:table table:name="Uknown" table:style-name="ta1">
        <table:table-column table:style-name="co12" table:number-columns-repeated="12" table:default-cell-style-name="Default"/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33" calcext:value-type="float">
            <text:p>20033</text:p>
          </table:table-cell>
          <table:table-cell office:value-type="float" office:value="28" calcext:value-type="float">
            <text:p>28</text:p>
          </table:table-cell>
          <table:table-cell office:value-type="float" office:value="353.521549" calcext:value-type="float">
            <text:p>353.521549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Uknown.J10:.J109])" office:value-type="float" office:value="0.82" calcext:value-type="float">
            <text:p>0.8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31" calcext:value-type="float">
            <text:p>2003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3963673" calcext:value-type="float">
            <text:p>94.39636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93" calcext:value-type="float">
            <text:p>819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019" calcext:value-type="float">
            <text:p>20019</text:p>
          </table:table-cell>
          <table:table-cell office:value-type="float" office:value="14" calcext:value-type="float">
            <text:p>14</text:p>
          </table:table-cell>
          <table:table-cell office:value-type="float" office:value="342.0453902" calcext:value-type="float">
            <text:p>342.04539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488" calcext:value-type="float">
            <text:p>84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25" calcext:value-type="float">
            <text:p>20025</text:p>
          </table:table-cell>
          <table:table-cell office:value-type="float" office:value="20" calcext:value-type="float">
            <text:p>20</text:p>
          </table:table-cell>
          <table:table-cell office:value-type="float" office:value="455.0948587" calcext:value-type="float">
            <text:p>455.09485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20" calcext:value-type="float">
            <text:p>20020</text:p>
          </table:table-cell>
          <table:table-cell office:value-type="float" office:value="15" calcext:value-type="float">
            <text:p>15</text:p>
          </table:table-cell>
          <table:table-cell office:value-type="float" office:value="452.3300218" calcext:value-type="float">
            <text:p>452.3300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029" calcext:value-type="float">
            <text:p>20029</text:p>
          </table:table-cell>
          <table:table-cell office:value-type="float" office:value="24" calcext:value-type="float">
            <text:p>24</text:p>
          </table:table-cell>
          <table:table-cell office:value-type="float" office:value="325.1569929" calcext:value-type="float">
            <text:p>325.15699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509" calcext:value-type="float">
            <text:p>1250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025" calcext:value-type="float">
            <text:p>20025</text:p>
          </table:table-cell>
          <table:table-cell office:value-type="float" office:value="20" calcext:value-type="float">
            <text:p>20</text:p>
          </table:table-cell>
          <table:table-cell office:value-type="float" office:value="479.1913017" calcext:value-type="float">
            <text:p>479.1913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35" calcext:value-type="float">
            <text:p>25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498.518901" calcext:value-type="float">
            <text:p>498.5189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53" calcext:value-type="float">
            <text:p>39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694" calcext:value-type="float">
            <text:p>14694</text:p>
          </table:table-cell>
          <table:table-cell office:value-type="float" office:value="16" calcext:value-type="float">
            <text:p>16</text:p>
          </table:table-cell>
          <table:table-cell office:value-type="float" office:value="300.4208588" calcext:value-type="float">
            <text:p>300.42085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25" calcext:value-type="float">
            <text:p>200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9190854" calcext:value-type="float">
            <text:p>113.91908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13" calcext:value-type="float">
            <text:p>42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294.8297074" calcext:value-type="float">
            <text:p>294.82970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39" calcext:value-type="float">
            <text:p>4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19" calcext:value-type="float">
            <text:p>20019</text:p>
          </table:table-cell>
          <table:table-cell office:value-type="float" office:value="14" calcext:value-type="float">
            <text:p>14</text:p>
          </table:table-cell>
          <table:table-cell office:value-type="float" office:value="309.2889843" calcext:value-type="float">
            <text:p>309.28898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770" calcext:value-type="float">
            <text:p>1277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574" calcext:value-type="float">
            <text:p>16574</text:p>
          </table:table-cell>
          <table:table-cell office:value-type="float" office:value="15" calcext:value-type="float">
            <text:p>15</text:p>
          </table:table-cell>
          <table:table-cell office:value-type="float" office:value="426.5669275" calcext:value-type="float">
            <text:p>426.56692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56" calcext:value-type="float">
            <text:p>20056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8149051" calcext:value-type="float">
            <text:p>92.81490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40" calcext:value-type="float">
            <text:p>2004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.7833042" calcext:value-type="float">
            <text:p>117.78330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93" calcext:value-type="float">
            <text:p>1289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025" calcext:value-type="float">
            <text:p>20025</text:p>
          </table:table-cell>
          <table:table-cell office:value-type="float" office:value="20" calcext:value-type="float">
            <text:p>20</text:p>
          </table:table-cell>
          <table:table-cell office:value-type="float" office:value="334.6706257" calcext:value-type="float">
            <text:p>334.6706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28" calcext:value-type="float">
            <text:p>64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25" calcext:value-type="float">
            <text:p>20025</text:p>
          </table:table-cell>
          <table:table-cell office:value-type="float" office:value="20" calcext:value-type="float">
            <text:p>20</text:p>
          </table:table-cell>
          <table:table-cell office:value-type="float" office:value="616.827391" calcext:value-type="float">
            <text:p>616.8273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340" calcext:value-type="float">
            <text:p>834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017" calcext:value-type="float">
            <text:p>20017</text:p>
          </table:table-cell>
          <table:table-cell office:value-type="float" office:value="12" calcext:value-type="float">
            <text:p>12</text:p>
          </table:table-cell>
          <table:table-cell office:value-type="float" office:value="315.1010237" calcext:value-type="float">
            <text:p>315.10102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651" calcext:value-type="float">
            <text:p>1065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408.711231" calcext:value-type="float">
            <text:p>408.7112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92" calcext:value-type="float">
            <text:p>499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020" calcext:value-type="float">
            <text:p>20020</text:p>
          </table:table-cell>
          <table:table-cell office:value-type="float" office:value="15" calcext:value-type="float">
            <text:p>15</text:p>
          </table:table-cell>
          <table:table-cell office:value-type="float" office:value="637.3463568" calcext:value-type="float">
            <text:p>637.34635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241" calcext:value-type="float">
            <text:p>1224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30" calcext:value-type="float">
            <text:p>20030</text:p>
          </table:table-cell>
          <table:table-cell office:value-type="float" office:value="25" calcext:value-type="float">
            <text:p>25</text:p>
          </table:table-cell>
          <table:table-cell office:value-type="float" office:value="514.3688256" calcext:value-type="float">
            <text:p>514.3688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36" calcext:value-type="float">
            <text:p>2003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356372" calcext:value-type="float">
            <text:p>107.3563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309" calcext:value-type="float">
            <text:p>1230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577" calcext:value-type="float">
            <text:p>8577</text:p>
          </table:table-cell>
          <table:table-cell office:value-type="float" office:value="6" calcext:value-type="float">
            <text:p>6</text:p>
          </table:table-cell>
          <table:table-cell office:value-type="float" office:value="290.8928113" calcext:value-type="float">
            <text:p>290.89281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18" calcext:value-type="float">
            <text:p>20018</text:p>
          </table:table-cell>
          <table:table-cell office:value-type="float" office:value="13" calcext:value-type="float">
            <text:p>13</text:p>
          </table:table-cell>
          <table:table-cell office:value-type="float" office:value="305.6033447" calcext:value-type="float">
            <text:p>305.60334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603" calcext:value-type="float">
            <text:p>1260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024" calcext:value-type="float">
            <text:p>20024</text:p>
          </table:table-cell>
          <table:table-cell office:value-type="float" office:value="19" calcext:value-type="float">
            <text:p>19</text:p>
          </table:table-cell>
          <table:table-cell office:value-type="float" office:value="441.1091308" calcext:value-type="float">
            <text:p>441.10913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687" calcext:value-type="float">
            <text:p>868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022" calcext:value-type="float">
            <text:p>20022</text:p>
          </table:table-cell>
          <table:table-cell office:value-type="float" office:value="17" calcext:value-type="float">
            <text:p>17</text:p>
          </table:table-cell>
          <table:table-cell office:value-type="float" office:value="399.705298" calcext:value-type="float">
            <text:p>399.7052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37" calcext:value-type="float">
            <text:p>2003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4573384" calcext:value-type="float">
            <text:p>94.45733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26" calcext:value-type="float">
            <text:p>20026</text:p>
          </table:table-cell>
          <table:table-cell office:value-type="float" office:value="21" calcext:value-type="float">
            <text:p>21</text:p>
          </table:table-cell>
          <table:table-cell office:value-type="float" office:value="351.8179033" calcext:value-type="float">
            <text:p>351.81790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5" calcext:value-type="float">
            <text:p>21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023" calcext:value-type="float">
            <text:p>20023</text:p>
          </table:table-cell>
          <table:table-cell office:value-type="float" office:value="18" calcext:value-type="float">
            <text:p>18</text:p>
          </table:table-cell>
          <table:table-cell office:value-type="float" office:value="457.7519698" calcext:value-type="float">
            <text:p>457.75196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30" calcext:value-type="float">
            <text:p>200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1693911" calcext:value-type="float">
            <text:p>102.16939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287" calcext:value-type="float">
            <text:p>1228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024" calcext:value-type="float">
            <text:p>20024</text:p>
          </table:table-cell>
          <table:table-cell office:value-type="float" office:value="19" calcext:value-type="float">
            <text:p>19</text:p>
          </table:table-cell>
          <table:table-cell office:value-type="float" office:value="359.2194139" calcext:value-type="float">
            <text:p>359.21941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30" calcext:value-type="float">
            <text:p>42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019" calcext:value-type="float">
            <text:p>20019</text:p>
          </table:table-cell>
          <table:table-cell office:value-type="float" office:value="14" calcext:value-type="float">
            <text:p>14</text:p>
          </table:table-cell>
          <table:table-cell office:value-type="float" office:value="367.2783235" calcext:value-type="float">
            <text:p>367.27832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40" calcext:value-type="float">
            <text:p>2004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0426497" calcext:value-type="float">
            <text:p>102.04264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26" calcext:value-type="float">
            <text:p>20026</text:p>
          </table:table-cell>
          <table:table-cell office:value-type="float" office:value="21" calcext:value-type="float">
            <text:p>21</text:p>
          </table:table-cell>
          <table:table-cell office:value-type="float" office:value="309.8768462" calcext:value-type="float">
            <text:p>309.87684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422" calcext:value-type="float">
            <text:p>104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141" calcext:value-type="float">
            <text:p>12141</text:p>
          </table:table-cell>
          <table:table-cell office:value-type="float" office:value="10" calcext:value-type="float">
            <text:p>10</text:p>
          </table:table-cell>
          <table:table-cell office:value-type="float" office:value="269.7157852" calcext:value-type="float">
            <text:p>269.71578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571" calcext:value-type="float">
            <text:p>1257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015" calcext:value-type="float">
            <text:p>20015</text:p>
          </table:table-cell>
          <table:table-cell office:value-type="float" office:value="10" calcext:value-type="float">
            <text:p>10</text:p>
          </table:table-cell>
          <table:table-cell office:value-type="float" office:value="499.8001409" calcext:value-type="float">
            <text:p>499.80014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477" calcext:value-type="float">
            <text:p>847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26" calcext:value-type="float">
            <text:p>20026</text:p>
          </table:table-cell>
          <table:table-cell office:value-type="float" office:value="21" calcext:value-type="float">
            <text:p>21</text:p>
          </table:table-cell>
          <table:table-cell office:value-type="float" office:value="501.8047129" calcext:value-type="float">
            <text:p>501.8047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34" calcext:value-type="float">
            <text:p>2003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1106723" calcext:value-type="float">
            <text:p>87.11067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22" calcext:value-type="float">
            <text:p>20022</text:p>
          </table:table-cell>
          <table:table-cell office:value-type="float" office:value="17" calcext:value-type="float">
            <text:p>17</text:p>
          </table:table-cell>
          <table:table-cell office:value-type="float" office:value="270.9383138" calcext:value-type="float">
            <text:p>270.9383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10" calcext:value-type="float">
            <text:p>30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283.6009928" calcext:value-type="float">
            <text:p>283.60099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43" calcext:value-type="float">
            <text:p>2004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2375058" calcext:value-type="float">
            <text:p>112.23750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463" calcext:value-type="float">
            <text:p>846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332.5357464" calcext:value-type="float">
            <text:p>332.53574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706" calcext:value-type="float">
            <text:p>1970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510.9806534" calcext:value-type="float">
            <text:p>510.98065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45" calcext:value-type="float">
            <text:p>1004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32" calcext:value-type="float">
            <text:p>20032</text:p>
          </table:table-cell>
          <table:table-cell office:value-type="float" office:value="27" calcext:value-type="float">
            <text:p>27</text:p>
          </table:table-cell>
          <table:table-cell office:value-type="float" office:value="409.4583206" calcext:value-type="float">
            <text:p>409.45832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99" calcext:value-type="float">
            <text:p>49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316.715103" calcext:value-type="float">
            <text:p>316.7151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22" calcext:value-type="float">
            <text:p>20022</text:p>
          </table:table-cell>
          <table:table-cell office:value-type="float" office:value="17" calcext:value-type="float">
            <text:p>17</text:p>
          </table:table-cell>
          <table:table-cell office:value-type="float" office:value="340.6537289" calcext:value-type="float">
            <text:p>340.65372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434" calcext:value-type="float">
            <text:p>1243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017" calcext:value-type="float">
            <text:p>20017</text:p>
          </table:table-cell>
          <table:table-cell office:value-type="float" office:value="12" calcext:value-type="float">
            <text:p>12</text:p>
          </table:table-cell>
          <table:table-cell office:value-type="float" office:value="340.5477658" calcext:value-type="float">
            <text:p>340.54776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350" calcext:value-type="float">
            <text:p>123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010" calcext:value-type="float">
            <text:p>20010</text:p>
          </table:table-cell>
          <table:table-cell office:value-type="float" office:value="5" calcext:value-type="float">
            <text:p>5</text:p>
          </table:table-cell>
          <table:table-cell office:value-type="float" office:value="446.3670482" calcext:value-type="float">
            <text:p>446.36704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49" calcext:value-type="float">
            <text:p>46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24" calcext:value-type="float">
            <text:p>20024</text:p>
          </table:table-cell>
          <table:table-cell office:value-type="float" office:value="19" calcext:value-type="float">
            <text:p>19</text:p>
          </table:table-cell>
          <table:table-cell office:value-type="float" office:value="385.8739421" calcext:value-type="float">
            <text:p>385.87394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99" calcext:value-type="float">
            <text:p>82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031" calcext:value-type="float">
            <text:p>20031</text:p>
          </table:table-cell>
          <table:table-cell office:value-type="float" office:value="26" calcext:value-type="float">
            <text:p>26</text:p>
          </table:table-cell>
          <table:table-cell office:value-type="float" office:value="408.9299606" calcext:value-type="float">
            <text:p>408.92996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763" calcext:value-type="float">
            <text:p>97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397.7737254" calcext:value-type="float">
            <text:p>397.7737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34" calcext:value-type="float">
            <text:p>48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388" calcext:value-type="float">
            <text:p>12388</text:p>
          </table:table-cell>
          <table:table-cell office:value-type="float" office:value="11" calcext:value-type="float">
            <text:p>11</text:p>
          </table:table-cell>
          <table:table-cell office:value-type="float" office:value="406.885208" calcext:value-type="float">
            <text:p>406.8852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51" calcext:value-type="float">
            <text:p>46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25" calcext:value-type="float">
            <text:p>20025</text:p>
          </table:table-cell>
          <table:table-cell office:value-type="float" office:value="20" calcext:value-type="float">
            <text:p>20</text:p>
          </table:table-cell>
          <table:table-cell office:value-type="float" office:value="503.194013" calcext:value-type="float">
            <text:p>503.1940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831" calcext:value-type="float">
            <text:p>168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016" calcext:value-type="float">
            <text:p>20016</text:p>
          </table:table-cell>
          <table:table-cell office:value-type="float" office:value="11" calcext:value-type="float">
            <text:p>11</text:p>
          </table:table-cell>
          <table:table-cell office:value-type="float" office:value="579.7343919" calcext:value-type="float">
            <text:p>579.73439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18" calcext:value-type="float">
            <text:p>20018</text:p>
          </table:table-cell>
          <table:table-cell office:value-type="float" office:value="13" calcext:value-type="float">
            <text:p>13</text:p>
          </table:table-cell>
          <table:table-cell office:value-type="float" office:value="259.5910515" calcext:value-type="float">
            <text:p>259.59105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15" calcext:value-type="float">
            <text:p>81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58" calcext:value-type="float">
            <text:p>5658</text:p>
          </table:table-cell>
          <table:table-cell office:value-type="float" office:value="3" calcext:value-type="float">
            <text:p>3</text:p>
          </table:table-cell>
          <table:table-cell office:value-type="float" office:value="274.3700432" calcext:value-type="float">
            <text:p>274.37004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39" calcext:value-type="float">
            <text:p>2003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.866872" calcext:value-type="float">
            <text:p>117.8668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39" calcext:value-type="float">
            <text:p>20039</text:p>
          </table:table-cell>
          <table:table-cell office:value-type="float" office:value="34" calcext:value-type="float">
            <text:p>34</text:p>
          </table:table-cell>
          <table:table-cell office:value-type="float" office:value="384.3395768" calcext:value-type="float">
            <text:p>384.3395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06" calcext:value-type="float">
            <text:p>29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15" calcext:value-type="float">
            <text:p>20015</text:p>
          </table:table-cell>
          <table:table-cell office:value-type="float" office:value="10" calcext:value-type="float">
            <text:p>10</text:p>
          </table:table-cell>
          <table:table-cell office:value-type="float" office:value="346.5220061" calcext:value-type="float">
            <text:p>346.52200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44" calcext:value-type="float">
            <text:p>43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895" calcext:value-type="float">
            <text:p>10895</text:p>
          </table:table-cell>
          <table:table-cell office:value-type="float" office:value="10" calcext:value-type="float">
            <text:p>10</text:p>
          </table:table-cell>
          <table:table-cell office:value-type="float" office:value="207.4686107" calcext:value-type="float">
            <text:p>207.46861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462" calcext:value-type="float">
            <text:p>846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029" calcext:value-type="float">
            <text:p>20029</text:p>
          </table:table-cell>
          <table:table-cell office:value-type="float" office:value="24" calcext:value-type="float">
            <text:p>24</text:p>
          </table:table-cell>
          <table:table-cell office:value-type="float" office:value="367.5330845" calcext:value-type="float">
            <text:p>367.53308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43" calcext:value-type="float">
            <text:p>2004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.6868252" calcext:value-type="float">
            <text:p>139.68682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530" calcext:value-type="float">
            <text:p>65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015" calcext:value-type="float">
            <text:p>20015</text:p>
          </table:table-cell>
          <table:table-cell office:value-type="float" office:value="10" calcext:value-type="float">
            <text:p>10</text:p>
          </table:table-cell>
          <table:table-cell office:value-type="float" office:value="375.8336457" calcext:value-type="float">
            <text:p>375.83364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40" calcext:value-type="float">
            <text:p>43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031" calcext:value-type="float">
            <text:p>20031</text:p>
          </table:table-cell>
          <table:table-cell office:value-type="float" office:value="26" calcext:value-type="float">
            <text:p>26</text:p>
          </table:table-cell>
          <table:table-cell office:value-type="float" office:value="309.7286994" calcext:value-type="float">
            <text:p>309.72869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382" calcext:value-type="float">
            <text:p>1238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20" calcext:value-type="float">
            <text:p>20020</text:p>
          </table:table-cell>
          <table:table-cell office:value-type="float" office:value="15" calcext:value-type="float">
            <text:p>15</text:p>
          </table:table-cell>
          <table:table-cell office:value-type="float" office:value="415.3154788" calcext:value-type="float">
            <text:p>415.31547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345.3466626" calcext:value-type="float">
            <text:p>345.34666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08" calcext:value-type="float">
            <text:p>44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12" calcext:value-type="float">
            <text:p>20012</text:p>
          </table:table-cell>
          <table:table-cell office:value-type="float" office:value="7" calcext:value-type="float">
            <text:p>7</text:p>
          </table:table-cell>
          <table:table-cell office:value-type="float" office:value="358.8074622" calcext:value-type="float">
            <text:p>358.80746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22" calcext:value-type="float">
            <text:p>20022</text:p>
          </table:table-cell>
          <table:table-cell office:value-type="float" office:value="17" calcext:value-type="float">
            <text:p>17</text:p>
          </table:table-cell>
          <table:table-cell office:value-type="float" office:value="352.8487528" calcext:value-type="float">
            <text:p>352.84875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575" calcext:value-type="float">
            <text:p>557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37" calcext:value-type="float">
            <text:p>8137</text:p>
          </table:table-cell>
          <table:table-cell office:value-type="float" office:value="7" calcext:value-type="float">
            <text:p>7</text:p>
          </table:table-cell>
          <table:table-cell office:value-type="float" office:value="225.8764827" calcext:value-type="float">
            <text:p>225.87648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50" calcext:value-type="float">
            <text:p>200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971102" calcext:value-type="float">
            <text:p>120.9711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78" calcext:value-type="float">
            <text:p>417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023" calcext:value-type="float">
            <text:p>20023</text:p>
          </table:table-cell>
          <table:table-cell office:value-type="float" office:value="18" calcext:value-type="float">
            <text:p>18</text:p>
          </table:table-cell>
          <table:table-cell office:value-type="float" office:value="452.1109192" calcext:value-type="float">
            <text:p>452.11091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34" calcext:value-type="float">
            <text:p>2003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4303206" calcext:value-type="float">
            <text:p>135.43032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37" calcext:value-type="float">
            <text:p>423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33" calcext:value-type="float">
            <text:p>20033</text:p>
          </table:table-cell>
          <table:table-cell office:value-type="float" office:value="28" calcext:value-type="float">
            <text:p>28</text:p>
          </table:table-cell>
          <table:table-cell office:value-type="float" office:value="425.08138" calcext:value-type="float">
            <text:p>425.08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835" calcext:value-type="float">
            <text:p>983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024" calcext:value-type="float">
            <text:p>20024</text:p>
          </table:table-cell>
          <table:table-cell office:value-type="float" office:value="19" calcext:value-type="float">
            <text:p>19</text:p>
          </table:table-cell>
          <table:table-cell office:value-type="float" office:value="533.9997077" calcext:value-type="float">
            <text:p>533.99970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34" calcext:value-type="float">
            <text:p>82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26" calcext:value-type="float">
            <text:p>20026</text:p>
          </table:table-cell>
          <table:table-cell office:value-type="float" office:value="21" calcext:value-type="float">
            <text:p>21</text:p>
          </table:table-cell>
          <table:table-cell office:value-type="float" office:value="364.4898185" calcext:value-type="float">
            <text:p>364.4898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49" calcext:value-type="float">
            <text:p>2004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88902" calcext:value-type="float">
            <text:p>100.889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029" calcext:value-type="float">
            <text:p>20029</text:p>
          </table:table-cell>
          <table:table-cell office:value-type="float" office:value="24" calcext:value-type="float">
            <text:p>24</text:p>
          </table:table-cell>
          <table:table-cell office:value-type="float" office:value="345.4694456" calcext:value-type="float">
            <text:p>345.46944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16" calcext:value-type="float">
            <text:p>42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28" calcext:value-type="float">
            <text:p>20028</text:p>
          </table:table-cell>
          <table:table-cell office:value-type="float" office:value="23" calcext:value-type="float">
            <text:p>23</text:p>
          </table:table-cell>
          <table:table-cell office:value-type="float" office:value="440.6644438" calcext:value-type="float">
            <text:p>440.66444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76" calcext:value-type="float">
            <text:p>25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32" calcext:value-type="float">
            <text:p>20032</text:p>
          </table:table-cell>
          <table:table-cell office:value-type="float" office:value="27" calcext:value-type="float">
            <text:p>27</text:p>
          </table:table-cell>
          <table:table-cell office:value-type="float" office:value="274.1254037" calcext:value-type="float">
            <text:p>274.1254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81" calcext:value-type="float">
            <text:p>40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032" calcext:value-type="float">
            <text:p>20032</text:p>
          </table:table-cell>
          <table:table-cell office:value-type="float" office:value="27" calcext:value-type="float">
            <text:p>27</text:p>
          </table:table-cell>
          <table:table-cell office:value-type="float" office:value="366.2376484" calcext:value-type="float">
            <text:p>366.23764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32" calcext:value-type="float">
            <text:p>2003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2827352" calcext:value-type="float">
            <text:p>122.28273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44" calcext:value-type="float">
            <text:p>20044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9000983" calcext:value-type="float">
            <text:p>90.90009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131" calcext:value-type="float">
            <text:p>91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285" calcext:value-type="float">
            <text:p>12285</text:p>
          </table:table-cell>
          <table:table-cell office:value-type="float" office:value="12" calcext:value-type="float">
            <text:p>12</text:p>
          </table:table-cell>
          <table:table-cell office:value-type="float" office:value="372.1053248" calcext:value-type="float">
            <text:p>372.10532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39" calcext:value-type="float">
            <text:p>2003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1692292" calcext:value-type="float">
            <text:p>102.16922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639" calcext:value-type="float">
            <text:p>66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25" calcext:value-type="float">
            <text:p>20025</text:p>
          </table:table-cell>
          <table:table-cell office:value-type="float" office:value="20" calcext:value-type="float">
            <text:p>20</text:p>
          </table:table-cell>
          <table:table-cell office:value-type="float" office:value="310.8699922" calcext:value-type="float">
            <text:p>310.86999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98" calcext:value-type="float">
            <text:p>299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65" calcext:value-type="float">
            <text:p>4365</text:p>
          </table:table-cell>
          <table:table-cell office:value-type="float" office:value="3" calcext:value-type="float">
            <text:p>3</text:p>
          </table:table-cell>
          <table:table-cell office:value-type="float" office:value="115.423194" calcext:value-type="float">
            <text:p>115.4231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38" calcext:value-type="float">
            <text:p>44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52" calcext:value-type="float">
            <text:p>8052</text:p>
          </table:table-cell>
          <table:table-cell office:value-type="float" office:value="3" calcext:value-type="float">
            <text:p>3</text:p>
          </table:table-cell>
          <table:table-cell office:value-type="float" office:value="160.2359406" calcext:value-type="float">
            <text:p>160.23594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65" calcext:value-type="float">
            <text:p>43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22" calcext:value-type="float">
            <text:p>20022</text:p>
          </table:table-cell>
          <table:table-cell office:value-type="float" office:value="17" calcext:value-type="float">
            <text:p>17</text:p>
          </table:table-cell>
          <table:table-cell office:value-type="float" office:value="490.1952578" calcext:value-type="float">
            <text:p>490.19525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15" calcext:value-type="float">
            <text:p>43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380.4697007" calcext:value-type="float">
            <text:p>380.46970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37" calcext:value-type="float">
            <text:p>82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122" calcext:value-type="float">
            <text:p>16122</text:p>
          </table:table-cell>
          <table:table-cell office:value-type="float" office:value="12" calcext:value-type="float">
            <text:p>12</text:p>
          </table:table-cell>
          <table:table-cell office:value-type="float" office:value="362.6117591" calcext:value-type="float">
            <text:p>362.61175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56" calcext:value-type="float">
            <text:p>81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24" calcext:value-type="float">
            <text:p>20024</text:p>
          </table:table-cell>
          <table:table-cell office:value-type="float" office:value="19" calcext:value-type="float">
            <text:p>19</text:p>
          </table:table-cell>
          <table:table-cell office:value-type="float" office:value="370.9899204" calcext:value-type="float">
            <text:p>370.98992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27" calcext:value-type="float">
            <text:p>20027</text:p>
          </table:table-cell>
          <table:table-cell office:value-type="float" office:value="22" calcext:value-type="float">
            <text:p>22</text:p>
          </table:table-cell>
          <table:table-cell office:value-type="float" office:value="259.0307393" calcext:value-type="float">
            <text:p>259.03073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867" calcext:value-type="float">
            <text:p>986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32" calcext:value-type="float">
            <text:p>20032</text:p>
          </table:table-cell>
          <table:table-cell office:value-type="float" office:value="27" calcext:value-type="float">
            <text:p>27</text:p>
          </table:table-cell>
          <table:table-cell office:value-type="float" office:value="410.2405695" calcext:value-type="float">
            <text:p>410.24056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15" calcext:value-type="float">
            <text:p>43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179" calcext:value-type="float">
            <text:p>16179</text:p>
          </table:table-cell>
          <table:table-cell office:value-type="float" office:value="10" calcext:value-type="float">
            <text:p>10</text:p>
          </table:table-cell>
          <table:table-cell office:value-type="float" office:value="314.4050504" calcext:value-type="float">
            <text:p>314.40505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682" calcext:value-type="float">
            <text:p>568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12" calcext:value-type="float">
            <text:p>20012</text:p>
          </table:table-cell>
          <table:table-cell office:value-type="float" office:value="7" calcext:value-type="float">
            <text:p>7</text:p>
          </table:table-cell>
          <table:table-cell office:value-type="float" office:value="536.2102607" calcext:value-type="float">
            <text:p>536.21026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418" calcext:value-type="float">
            <text:p>124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026" calcext:value-type="float">
            <text:p>20026</text:p>
          </table:table-cell>
          <table:table-cell office:value-type="float" office:value="21" calcext:value-type="float">
            <text:p>21</text:p>
          </table:table-cell>
          <table:table-cell office:value-type="float" office:value="386.4552612" calcext:value-type="float">
            <text:p>386.45526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469" calcext:value-type="float">
            <text:p>8469</text:p>
          </table:table-cell>
          <table:table-cell office:value-type="float" office:value="3" calcext:value-type="float">
            <text:p>3</text:p>
          </table:table-cell>
          <table:table-cell office:value-type="float" office:value="193.5648719" calcext:value-type="float">
            <text:p>193.5648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61" calcext:value-type="float">
            <text:p>40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27" calcext:value-type="float">
            <text:p>20027</text:p>
          </table:table-cell>
          <table:table-cell office:value-type="float" office:value="22" calcext:value-type="float">
            <text:p>22</text:p>
          </table:table-cell>
          <table:table-cell office:value-type="float" office:value="360.777375" calcext:value-type="float">
            <text:p>360.777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20" calcext:value-type="float">
            <text:p>82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618.7179131" calcext:value-type="float">
            <text:p>618.71791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76" calcext:value-type="float">
            <text:p>597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21" calcext:value-type="float">
            <text:p>20021</text:p>
          </table:table-cell>
          <table:table-cell office:value-type="float" office:value="16" calcext:value-type="float">
            <text:p>16</text:p>
          </table:table-cell>
          <table:table-cell office:value-type="float" office:value="487.669196" calcext:value-type="float">
            <text:p>487.669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Basic Search" table:style-name="ta1">
        <table:table-column table:style-name="co12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RTsF</text:p>
          </table:table-cell>
          <table:table-cell office:value-type="string" calcext:value-type="string">
            <text:p>NodesF</text:p>
          </table:table-cell>
          <table:table-cell office:value-type="string" calcext:value-type="string">
            <text:p>TimeF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2.875" calcext:value-type="float">
            <text:p>2.875</text:p>
          </table:table-cell>
          <table:table-cell office:value-type="float" office:value="8361.8125" calcext:value-type="float">
            <text:p>8361.8125</text:p>
          </table:table-cell>
          <table:table-cell office:value-type="float" office:value="9.96546383125" calcext:value-type="float">
            <text:p>9.9654638313</text:p>
          </table:table-cell>
          <table:table-cell office:value-type="float" office:value="5" calcext:value-type="float">
            <text:p>5</text:p>
          </table:table-cell>
          <table:table-cell office:value-type="float" office:value="20173.7261904762" calcext:value-type="float">
            <text:p>20173.7261904762</text:p>
          </table:table-cell>
          <table:table-cell office:value-type="float" office:value="19.9483360261905" calcext:value-type="float">
            <text:p>19.9483360262</text:p>
          </table:table-cell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'Basic Search'.C7:.C22])" office:value-type="float" office:value="1.54380482358792" calcext:value-type="float">
            <text:p>1.5438048236</text:p>
          </table:table-cell>
          <table:table-cell table:formula="of:=STDEV(['Basic Search'.D7:.D22])" office:value-type="float" office:value="6452.31913055298" calcext:value-type="float">
            <text:p>6452.319130553</text:p>
          </table:table-cell>
          <table:table-cell table:formula="of:=STDEV(['Basic Search'.E7:.E22])" office:value-type="float" office:value="6.62170368851151" calcext:value-type="float">
            <text:p>6.6217036885</text:p>
          </table:table-cell>
          <table:table-cell table:formula="of:=STDEV(['Basic Search'.C23:.C106])" office:value-type="float" office:value="0" calcext:value-type="float">
            <text:p>0</text:p>
          </table:table-cell>
          <table:table-cell table:formula="of:=STDEV(['Basic Search'.D23:.D106])" office:value-type="float" office:value="16.8804093983901" calcext:value-type="float">
            <text:p>16.8804093984</text:p>
          </table:table-cell>
          <table:table-cell table:formula="of:=STDEV(['Basic Search'.E23:.E106])" office:value-type="float" office:value="7.65168060096454" calcext:value-type="float">
            <text:p>7.651680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14" calcext:value-type="float">
            <text:p>2214</text:p>
          </table:table-cell>
          <table:table-cell office:value-type="float" office:value="0.7600582" calcext:value-type="float">
            <text:p>0.76005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938" calcext:value-type="float">
            <text:p>10938</text:p>
          </table:table-cell>
          <table:table-cell office:value-type="float" office:value="10.8034567" calcext:value-type="float">
            <text:p>10.80345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235" calcext:value-type="float">
            <text:p>12235</text:p>
          </table:table-cell>
          <table:table-cell office:value-type="float" office:value="13.9991052" calcext:value-type="float">
            <text:p>13.99910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46" calcext:value-type="float">
            <text:p>4046</text:p>
          </table:table-cell>
          <table:table-cell office:value-type="float" office:value="8.2249732" calcext:value-type="float">
            <text:p>8.22497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179" calcext:value-type="float">
            <text:p>16179</text:p>
          </table:table-cell>
          <table:table-cell office:value-type="float" office:value="15.6818407" calcext:value-type="float">
            <text:p>15.68184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44" calcext:value-type="float">
            <text:p>12144</text:p>
          </table:table-cell>
          <table:table-cell office:value-type="float" office:value="16.8494008" calcext:value-type="float">
            <text:p>16.8494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99" calcext:value-type="float">
            <text:p>4099</text:p>
          </table:table-cell>
          <table:table-cell office:value-type="float" office:value="7.5820354" calcext:value-type="float">
            <text:p>7.58203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769" calcext:value-type="float">
            <text:p>14769</text:p>
          </table:table-cell>
          <table:table-cell office:value-type="float" office:value="22.8203633" calcext:value-type="float">
            <text:p>22.82036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.968937" calcext:value-type="float">
            <text:p>3.9689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111" calcext:value-type="float">
            <text:p>17111</text:p>
          </table:table-cell>
          <table:table-cell office:value-type="float" office:value="18.1092745" calcext:value-type="float">
            <text:p>18.10927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29" calcext:value-type="float">
            <text:p>4329</text:p>
          </table:table-cell>
          <table:table-cell office:value-type="float" office:value="7.0606361" calcext:value-type="float">
            <text:p>7.0606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35" calcext:value-type="float">
            <text:p>12135</text:p>
          </table:table-cell>
          <table:table-cell office:value-type="float" office:value="9.4017062" calcext:value-type="float">
            <text:p>9.40170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196" calcext:value-type="float">
            <text:p>18196</text:p>
          </table:table-cell>
          <table:table-cell office:value-type="float" office:value="15.5685211" calcext:value-type="float">
            <text:p>15.56852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06" calcext:value-type="float">
            <text:p>4206</text:p>
          </table:table-cell>
          <table:table-cell office:value-type="float" office:value="5.2191184" calcext:value-type="float">
            <text:p>5.21911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.1122517" calcext:value-type="float">
            <text:p>2.11225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1.2857428" calcext:value-type="float">
            <text:p>1.28574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0" calcext:value-type="float">
            <text:p>20150</text:p>
          </table:table-cell>
          <table:table-cell office:value-type="float" office:value="16.3393207" calcext:value-type="float">
            <text:p>16.33932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0" calcext:value-type="float">
            <text:p>20170</text:p>
          </table:table-cell>
          <table:table-cell office:value-type="float" office:value="10.1258917" calcext:value-type="float">
            <text:p>10.12589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8" calcext:value-type="float">
            <text:p>20168</text:p>
          </table:table-cell>
          <table:table-cell office:value-type="float" office:value="19.6163387" calcext:value-type="float">
            <text:p>19.61633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1" calcext:value-type="float">
            <text:p>20161</text:p>
          </table:table-cell>
          <table:table-cell office:value-type="float" office:value="14.9736272" calcext:value-type="float">
            <text:p>14.97362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6" calcext:value-type="float">
            <text:p>20176</text:p>
          </table:table-cell>
          <table:table-cell office:value-type="float" office:value="13.8480908" calcext:value-type="float">
            <text:p>13.84809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6" calcext:value-type="float">
            <text:p>20186</text:p>
          </table:table-cell>
          <table:table-cell office:value-type="float" office:value="17.1017055" calcext:value-type="float">
            <text:p>17.10170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3" calcext:value-type="float">
            <text:p>20193</text:p>
          </table:table-cell>
          <table:table-cell office:value-type="float" office:value="19.8646751" calcext:value-type="float">
            <text:p>19.86467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2" calcext:value-type="float">
            <text:p>20172</text:p>
          </table:table-cell>
          <table:table-cell office:value-type="float" office:value="10.6397963" calcext:value-type="float">
            <text:p>10.63979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1" calcext:value-type="float">
            <text:p>20161</text:p>
          </table:table-cell>
          <table:table-cell office:value-type="float" office:value="16.7621936" calcext:value-type="float">
            <text:p>16.76219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9" calcext:value-type="float">
            <text:p>20199</text:p>
          </table:table-cell>
          <table:table-cell office:value-type="float" office:value="16.4817336" calcext:value-type="float">
            <text:p>16.48173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5" calcext:value-type="float">
            <text:p>20175</text:p>
          </table:table-cell>
          <table:table-cell office:value-type="float" office:value="13.3270118" calcext:value-type="float">
            <text:p>13.32701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5" calcext:value-type="float">
            <text:p>20195</text:p>
          </table:table-cell>
          <table:table-cell office:value-type="float" office:value="15.7022848" calcext:value-type="float">
            <text:p>15.70228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2" calcext:value-type="float">
            <text:p>20172</text:p>
          </table:table-cell>
          <table:table-cell office:value-type="float" office:value="31.7631935" calcext:value-type="float">
            <text:p>31.76319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5" calcext:value-type="float">
            <text:p>20175</text:p>
          </table:table-cell>
          <table:table-cell office:value-type="float" office:value="18.85404" calcext:value-type="float">
            <text:p>18.854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8" calcext:value-type="float">
            <text:p>20158</text:p>
          </table:table-cell>
          <table:table-cell office:value-type="float" office:value="15.028691" calcext:value-type="float">
            <text:p>15.0286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1" calcext:value-type="float">
            <text:p>20181</text:p>
          </table:table-cell>
          <table:table-cell office:value-type="float" office:value="32.7917312" calcext:value-type="float">
            <text:p>32.79173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8" calcext:value-type="float">
            <text:p>20198</text:p>
          </table:table-cell>
          <table:table-cell office:value-type="float" office:value="23.2701153" calcext:value-type="float">
            <text:p>23.27011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0" calcext:value-type="float">
            <text:p>20190</text:p>
          </table:table-cell>
          <table:table-cell office:value-type="float" office:value="16.1698913" calcext:value-type="float">
            <text:p>16.16989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7" calcext:value-type="float">
            <text:p>20197</text:p>
          </table:table-cell>
          <table:table-cell office:value-type="float" office:value="18.998266" calcext:value-type="float">
            <text:p>18.9982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2" calcext:value-type="float">
            <text:p>20162</text:p>
          </table:table-cell>
          <table:table-cell office:value-type="float" office:value="22.1106052" calcext:value-type="float">
            <text:p>22.11060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3" calcext:value-type="float">
            <text:p>20173</text:p>
          </table:table-cell>
          <table:table-cell office:value-type="float" office:value="19.662809" calcext:value-type="float">
            <text:p>19.662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9" calcext:value-type="float">
            <text:p>20199</text:p>
          </table:table-cell>
          <table:table-cell office:value-type="float" office:value="12.9466709" calcext:value-type="float">
            <text:p>12.94667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3" calcext:value-type="float">
            <text:p>20193</text:p>
          </table:table-cell>
          <table:table-cell office:value-type="float" office:value="12.6059375" calcext:value-type="float">
            <text:p>12.6059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3" calcext:value-type="float">
            <text:p>20153</text:p>
          </table:table-cell>
          <table:table-cell office:value-type="float" office:value="13.0332544" calcext:value-type="float">
            <text:p>13.03325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9" calcext:value-type="float">
            <text:p>20159</text:p>
          </table:table-cell>
          <table:table-cell office:value-type="float" office:value="14.3931658" calcext:value-type="float">
            <text:p>14.39316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5" calcext:value-type="float">
            <text:p>20165</text:p>
          </table:table-cell>
          <table:table-cell office:value-type="float" office:value="22.1323592" calcext:value-type="float">
            <text:p>22.13235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2" calcext:value-type="float">
            <text:p>20172</text:p>
          </table:table-cell>
          <table:table-cell office:value-type="float" office:value="30.0131864" calcext:value-type="float">
            <text:p>30.01318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4" calcext:value-type="float">
            <text:p>20194</text:p>
          </table:table-cell>
          <table:table-cell office:value-type="float" office:value="36.2340632" calcext:value-type="float">
            <text:p>36.23406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4" calcext:value-type="float">
            <text:p>20194</text:p>
          </table:table-cell>
          <table:table-cell office:value-type="float" office:value="28.235666" calcext:value-type="float">
            <text:p>28.2356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2" calcext:value-type="float">
            <text:p>20152</text:p>
          </table:table-cell>
          <table:table-cell office:value-type="float" office:value="27.1345226" calcext:value-type="float">
            <text:p>27.13452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8" calcext:value-type="float">
            <text:p>20158</text:p>
          </table:table-cell>
          <table:table-cell office:value-type="float" office:value="16.3478569" calcext:value-type="float">
            <text:p>16.34785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4" calcext:value-type="float">
            <text:p>20164</text:p>
          </table:table-cell>
          <table:table-cell office:value-type="float" office:value="17.4495735" calcext:value-type="float">
            <text:p>17.4495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1" calcext:value-type="float">
            <text:p>20181</text:p>
          </table:table-cell>
          <table:table-cell office:value-type="float" office:value="18.7939606" calcext:value-type="float">
            <text:p>18.79396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7" calcext:value-type="float">
            <text:p>20157</text:p>
          </table:table-cell>
          <table:table-cell office:value-type="float" office:value="17.2985551" calcext:value-type="float">
            <text:p>17.29855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8" calcext:value-type="float">
            <text:p>20178</text:p>
          </table:table-cell>
          <table:table-cell office:value-type="float" office:value="11.5907102" calcext:value-type="float">
            <text:p>11.59071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0" calcext:value-type="float">
            <text:p>20150</text:p>
          </table:table-cell>
          <table:table-cell office:value-type="float" office:value="10.9239897" calcext:value-type="float">
            <text:p>10.92398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1" calcext:value-type="float">
            <text:p>20161</text:p>
          </table:table-cell>
          <table:table-cell office:value-type="float" office:value="31.1878505" calcext:value-type="float">
            <text:p>31.1878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1" calcext:value-type="float">
            <text:p>20181</text:p>
          </table:table-cell>
          <table:table-cell office:value-type="float" office:value="11.6415262" calcext:value-type="float">
            <text:p>11.64152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8" calcext:value-type="float">
            <text:p>20178</text:p>
          </table:table-cell>
          <table:table-cell office:value-type="float" office:value="18.1483079" calcext:value-type="float">
            <text:p>18.14830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1" calcext:value-type="float">
            <text:p>20181</text:p>
          </table:table-cell>
          <table:table-cell office:value-type="float" office:value="26.1909666" calcext:value-type="float">
            <text:p>26.19096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3" calcext:value-type="float">
            <text:p>20193</text:p>
          </table:table-cell>
          <table:table-cell office:value-type="float" office:value="12.0173717" calcext:value-type="float">
            <text:p>12.01737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8" calcext:value-type="float">
            <text:p>20188</text:p>
          </table:table-cell>
          <table:table-cell office:value-type="float" office:value="29.9440315" calcext:value-type="float">
            <text:p>29.9440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49" calcext:value-type="float">
            <text:p>20149</text:p>
          </table:table-cell>
          <table:table-cell office:value-type="float" office:value="29.7667187" calcext:value-type="float">
            <text:p>29.76671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3" calcext:value-type="float">
            <text:p>20173</text:p>
          </table:table-cell>
          <table:table-cell office:value-type="float" office:value="11.9754457" calcext:value-type="float">
            <text:p>11.97544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211" calcext:value-type="float">
            <text:p>20211</text:p>
          </table:table-cell>
          <table:table-cell office:value-type="float" office:value="43.7780838" calcext:value-type="float">
            <text:p>43.77808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47" calcext:value-type="float">
            <text:p>20147</text:p>
          </table:table-cell>
          <table:table-cell office:value-type="float" office:value="32.5103617" calcext:value-type="float">
            <text:p>32.51036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9" calcext:value-type="float">
            <text:p>20179</text:p>
          </table:table-cell>
          <table:table-cell office:value-type="float" office:value="31.8243269" calcext:value-type="float">
            <text:p>31.82432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206" calcext:value-type="float">
            <text:p>20206</text:p>
          </table:table-cell>
          <table:table-cell office:value-type="float" office:value="17.9794666" calcext:value-type="float">
            <text:p>17.97946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1" calcext:value-type="float">
            <text:p>20181</text:p>
          </table:table-cell>
          <table:table-cell office:value-type="float" office:value="8.3695556" calcext:value-type="float">
            <text:p>8.36955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2" calcext:value-type="float">
            <text:p>20172</text:p>
          </table:table-cell>
          <table:table-cell office:value-type="float" office:value="25.585595" calcext:value-type="float">
            <text:p>25.585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0" calcext:value-type="float">
            <text:p>20180</text:p>
          </table:table-cell>
          <table:table-cell office:value-type="float" office:value="9.3086932" calcext:value-type="float">
            <text:p>9.30869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0" calcext:value-type="float">
            <text:p>20180</text:p>
          </table:table-cell>
          <table:table-cell office:value-type="float" office:value="15.2148051" calcext:value-type="float">
            <text:p>15.21480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1" calcext:value-type="float">
            <text:p>20151</text:p>
          </table:table-cell>
          <table:table-cell office:value-type="float" office:value="19.2665503" calcext:value-type="float">
            <text:p>19.26655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1" calcext:value-type="float">
            <text:p>20191</text:p>
          </table:table-cell>
          <table:table-cell office:value-type="float" office:value="19.7164605" calcext:value-type="float">
            <text:p>19.7164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4" calcext:value-type="float">
            <text:p>20154</text:p>
          </table:table-cell>
          <table:table-cell office:value-type="float" office:value="18.2990201" calcext:value-type="float">
            <text:p>18.29902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1" calcext:value-type="float">
            <text:p>20151</text:p>
          </table:table-cell>
          <table:table-cell office:value-type="float" office:value="32.7914918" calcext:value-type="float">
            <text:p>32.79149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2" calcext:value-type="float">
            <text:p>20192</text:p>
          </table:table-cell>
          <table:table-cell office:value-type="float" office:value="24.000136" calcext:value-type="float">
            <text:p>24.0001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9" calcext:value-type="float">
            <text:p>20179</text:p>
          </table:table-cell>
          <table:table-cell office:value-type="float" office:value="15.7760204" calcext:value-type="float">
            <text:p>15.7760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6" calcext:value-type="float">
            <text:p>20156</text:p>
          </table:table-cell>
          <table:table-cell office:value-type="float" office:value="11.2724107" calcext:value-type="float">
            <text:p>11.27241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9" calcext:value-type="float">
            <text:p>20179</text:p>
          </table:table-cell>
          <table:table-cell office:value-type="float" office:value="19.0189132" calcext:value-type="float">
            <text:p>19.01891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4" calcext:value-type="float">
            <text:p>20164</text:p>
          </table:table-cell>
          <table:table-cell office:value-type="float" office:value="16.6963423" calcext:value-type="float">
            <text:p>16.69634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1" calcext:value-type="float">
            <text:p>20161</text:p>
          </table:table-cell>
          <table:table-cell office:value-type="float" office:value="11.4519771" calcext:value-type="float">
            <text:p>11.45197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211" calcext:value-type="float">
            <text:p>20211</text:p>
          </table:table-cell>
          <table:table-cell office:value-type="float" office:value="20.9555725" calcext:value-type="float">
            <text:p>20.9555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4" calcext:value-type="float">
            <text:p>20174</text:p>
          </table:table-cell>
          <table:table-cell office:value-type="float" office:value="31.794567" calcext:value-type="float">
            <text:p>31.7945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36" calcext:value-type="float">
            <text:p>20136</text:p>
          </table:table-cell>
          <table:table-cell office:value-type="float" office:value="13.4809174" calcext:value-type="float">
            <text:p>13.48091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6" calcext:value-type="float">
            <text:p>20156</text:p>
          </table:table-cell>
          <table:table-cell office:value-type="float" office:value="19.8601512" calcext:value-type="float">
            <text:p>19.86015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5" calcext:value-type="float">
            <text:p>20185</text:p>
          </table:table-cell>
          <table:table-cell office:value-type="float" office:value="23.029525" calcext:value-type="float">
            <text:p>23.029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9" calcext:value-type="float">
            <text:p>20179</text:p>
          </table:table-cell>
          <table:table-cell office:value-type="float" office:value="32.9280374" calcext:value-type="float">
            <text:p>32.92803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4" calcext:value-type="float">
            <text:p>20174</text:p>
          </table:table-cell>
          <table:table-cell office:value-type="float" office:value="30.2214098" calcext:value-type="float">
            <text:p>30.22140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46" calcext:value-type="float">
            <text:p>20146</text:p>
          </table:table-cell>
          <table:table-cell office:value-type="float" office:value="9.5665474" calcext:value-type="float">
            <text:p>9.56654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8" calcext:value-type="float">
            <text:p>20178</text:p>
          </table:table-cell>
          <table:table-cell office:value-type="float" office:value="15.1558085" calcext:value-type="float">
            <text:p>15.15580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5" calcext:value-type="float">
            <text:p>20185</text:p>
          </table:table-cell>
          <table:table-cell office:value-type="float" office:value="16.7719788" calcext:value-type="float">
            <text:p>16.77197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45" calcext:value-type="float">
            <text:p>20145</text:p>
          </table:table-cell>
          <table:table-cell office:value-type="float" office:value="24.6469264" calcext:value-type="float">
            <text:p>24.64692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0" calcext:value-type="float">
            <text:p>20160</text:p>
          </table:table-cell>
          <table:table-cell office:value-type="float" office:value="16.1595853" calcext:value-type="float">
            <text:p>16.15958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93" calcext:value-type="float">
            <text:p>20193</text:p>
          </table:table-cell>
          <table:table-cell office:value-type="float" office:value="15.4000825" calcext:value-type="float">
            <text:p>15.4000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202" calcext:value-type="float">
            <text:p>20202</text:p>
          </table:table-cell>
          <table:table-cell office:value-type="float" office:value="14.6703366" calcext:value-type="float">
            <text:p>14.67033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4" calcext:value-type="float">
            <text:p>20184</text:p>
          </table:table-cell>
          <table:table-cell office:value-type="float" office:value="32.4016825" calcext:value-type="float">
            <text:p>32.40168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1" calcext:value-type="float">
            <text:p>20161</text:p>
          </table:table-cell>
          <table:table-cell office:value-type="float" office:value="30.8408891" calcext:value-type="float">
            <text:p>30.84088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6" calcext:value-type="float">
            <text:p>20166</text:p>
          </table:table-cell>
          <table:table-cell office:value-type="float" office:value="20.7593594" calcext:value-type="float">
            <text:p>20.75935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86" calcext:value-type="float">
            <text:p>20186</text:p>
          </table:table-cell>
          <table:table-cell office:value-type="float" office:value="21.6040763" calcext:value-type="float">
            <text:p>21.60407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6" calcext:value-type="float">
            <text:p>20166</text:p>
          </table:table-cell>
          <table:table-cell office:value-type="float" office:value="29.6259881" calcext:value-type="float">
            <text:p>29.62598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52" calcext:value-type="float">
            <text:p>20152</text:p>
          </table:table-cell>
          <table:table-cell office:value-type="float" office:value="12.2222864" calcext:value-type="float">
            <text:p>12.22228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72" calcext:value-type="float">
            <text:p>20172</text:p>
          </table:table-cell>
          <table:table-cell office:value-type="float" office:value="13.8859555" calcext:value-type="float">
            <text:p>13.8859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63" calcext:value-type="float">
            <text:p>20163</text:p>
          </table:table-cell>
          <table:table-cell office:value-type="float" office:value="13.3806297" calcext:value-type="float">
            <text:p>13.38062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BasicD" table:style-name="ta1">
        <table:table-column table:style-name="co12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RTsF</text:p>
          </table:table-cell>
          <table:table-cell office:value-type="string" calcext:value-type="string">
            <text:p>NodesF</text:p>
          </table:table-cell>
          <table:table-cell office:value-type="string" calcext:value-type="string">
            <text:p>TimeF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2.69811320754717" calcext:value-type="float">
            <text:p>2.6981132075</text:p>
          </table:table-cell>
          <table:table-cell office:value-type="float" office:value="7572.07547169811" calcext:value-type="float">
            <text:p>7572.0754716981</text:p>
          </table:table-cell>
          <table:table-cell office:value-type="float" office:value="30.0186944584906" calcext:value-type="float">
            <text:p>30.0186944585</text:p>
          </table:table-cell>
          <table:table-cell office:value-type="float" office:value="5" calcext:value-type="float">
            <text:p>5</text:p>
          </table:table-cell>
          <table:table-cell office:value-type="float" office:value="20085.085106383" calcext:value-type="float">
            <text:p>20085.085106383</text:p>
          </table:table-cell>
          <table:table-cell office:value-type="float" office:value="54.1619326340426" calcext:value-type="float">
            <text:p>54.161932634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/>
          <table:table-cell table:formula="of:=STDEV([BasicD.C7:.C59])" office:value-type="float" office:value="1.44893735146695" calcext:value-type="float">
            <text:p>1.4489373515</text:p>
          </table:table-cell>
          <table:table-cell table:formula="of:=STDEV([BasicD.D7:.D59])" office:value-type="float" office:value="5875.29890843225" calcext:value-type="float">
            <text:p>5875.2989084323</text:p>
          </table:table-cell>
          <table:table-cell table:formula="of:=STDEV([BasicD.E7:.E59])" office:value-type="float" office:value="19.8800670585927" calcext:value-type="float">
            <text:p>19.8800670586</text:p>
          </table:table-cell>
          <table:table-cell table:formula="of:=STDEV([BasicD.C60:.C106])" office:value-type="float" office:value="0" calcext:value-type="float">
            <text:p>0</text:p>
          </table:table-cell>
          <table:table-cell table:formula="of:=STDEV([BasicD.D60:.D106])" office:value-type="float" office:value="8.22200067484382" calcext:value-type="float">
            <text:p>8.2220006748</text:p>
          </table:table-cell>
          <table:table-cell table:formula="of:=STDEV([BasicD.E60:.E106])" office:value-type="float" office:value="10.9223154974043" calcext:value-type="float">
            <text:p>10.9223154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412" calcext:value-type="float">
            <text:p>9412</text:p>
          </table:table-cell>
          <table:table-cell office:value-type="float" office:value="37.3113682" calcext:value-type="float">
            <text:p>37.31136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757" calcext:value-type="float">
            <text:p>8757</text:p>
          </table:table-cell>
          <table:table-cell office:value-type="float" office:value="23.4536873" calcext:value-type="float">
            <text:p>23.45368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056" calcext:value-type="float">
            <text:p>12056</text:p>
          </table:table-cell>
          <table:table-cell office:value-type="float" office:value="34.962639" calcext:value-type="float">
            <text:p>34.9626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124" calcext:value-type="float">
            <text:p>16124</text:p>
          </table:table-cell>
          <table:table-cell office:value-type="float" office:value="50.4711636" calcext:value-type="float">
            <text:p>50.47116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9.3018259" calcext:value-type="float">
            <text:p>9.30182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582" calcext:value-type="float">
            <text:p>12582</text:p>
          </table:table-cell>
          <table:table-cell office:value-type="float" office:value="36.0640989" calcext:value-type="float">
            <text:p>36.06409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11.4338867" calcext:value-type="float">
            <text:p>11.43388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36" calcext:value-type="float">
            <text:p>8236</text:p>
          </table:table-cell>
          <table:table-cell office:value-type="float" office:value="38.9145639" calcext:value-type="float">
            <text:p>38.91456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280" calcext:value-type="float">
            <text:p>13280</text:p>
          </table:table-cell>
          <table:table-cell office:value-type="float" office:value="74.2520776" calcext:value-type="float">
            <text:p>74.25207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34" calcext:value-type="float">
            <text:p>4134</text:p>
          </table:table-cell>
          <table:table-cell office:value-type="float" office:value="38.6982216" calcext:value-type="float">
            <text:p>38.69822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.1158034" calcext:value-type="float">
            <text:p>10.11580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66" calcext:value-type="float">
            <text:p>3166</text:p>
          </table:table-cell>
          <table:table-cell office:value-type="float" office:value="9.3330599" calcext:value-type="float">
            <text:p>9.3330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.8533893" calcext:value-type="float">
            <text:p>7.85338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854" calcext:value-type="float">
            <text:p>14854</text:p>
          </table:table-cell>
          <table:table-cell office:value-type="float" office:value="50.4649552" calcext:value-type="float">
            <text:p>50.46495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155" calcext:value-type="float">
            <text:p>13155</text:p>
          </table:table-cell>
          <table:table-cell office:value-type="float" office:value="36.8692175" calcext:value-type="float">
            <text:p>36.86921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5.564955" calcext:value-type="float">
            <text:p>5.5649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750" calcext:value-type="float">
            <text:p>16750</text:p>
          </table:table-cell>
          <table:table-cell office:value-type="float" office:value="48.8765617" calcext:value-type="float">
            <text:p>48.87656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.9763547" calcext:value-type="float">
            <text:p>4.97635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79" calcext:value-type="float">
            <text:p>16079</text:p>
          </table:table-cell>
          <table:table-cell office:value-type="float" office:value="50.9615234" calcext:value-type="float">
            <text:p>50.96152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20" calcext:value-type="float">
            <text:p>2420</text:p>
          </table:table-cell>
          <table:table-cell office:value-type="float" office:value="8.2379071" calcext:value-type="float">
            <text:p>8.23790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286" calcext:value-type="float">
            <text:p>16286</text:p>
          </table:table-cell>
          <table:table-cell office:value-type="float" office:value="43.91068" calcext:value-type="float">
            <text:p>43.91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082" calcext:value-type="float">
            <text:p>12082</text:p>
          </table:table-cell>
          <table:table-cell office:value-type="float" office:value="37.8134667" calcext:value-type="float">
            <text:p>37.8134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263" calcext:value-type="float">
            <text:p>7263</text:p>
          </table:table-cell>
          <table:table-cell office:value-type="float" office:value="16.0580453" calcext:value-type="float">
            <text:p>16.05804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69" calcext:value-type="float">
            <text:p>4069</text:p>
          </table:table-cell>
          <table:table-cell office:value-type="float" office:value="19.2466815" calcext:value-type="float">
            <text:p>19.24668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09" calcext:value-type="float">
            <text:p>4109</text:p>
          </table:table-cell>
          <table:table-cell office:value-type="float" office:value="32.4870471" calcext:value-type="float">
            <text:p>32.48704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35" calcext:value-type="float">
            <text:p>8235</text:p>
          </table:table-cell>
          <table:table-cell office:value-type="float" office:value="31.9108052" calcext:value-type="float">
            <text:p>31.91080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24" calcext:value-type="float">
            <text:p>4124</text:p>
          </table:table-cell>
          <table:table-cell office:value-type="float" office:value="17.7470959" calcext:value-type="float">
            <text:p>17.74709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061" calcext:value-type="float">
            <text:p>8061</text:p>
          </table:table-cell>
          <table:table-cell office:value-type="float" office:value="19.5881076" calcext:value-type="float">
            <text:p>19.58810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139" calcext:value-type="float">
            <text:p>16139</text:p>
          </table:table-cell>
          <table:table-cell office:value-type="float" office:value="74.4415569" calcext:value-type="float">
            <text:p>74.4415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44" calcext:value-type="float">
            <text:p>8244</text:p>
          </table:table-cell>
          <table:table-cell office:value-type="float" office:value="30.1690138" calcext:value-type="float">
            <text:p>30.1690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6483596" calcext:value-type="float">
            <text:p>9.64835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278" calcext:value-type="float">
            <text:p>12278</text:p>
          </table:table-cell>
          <table:table-cell office:value-type="float" office:value="63.4531405" calcext:value-type="float">
            <text:p>63.45314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62" calcext:value-type="float">
            <text:p>4062</text:p>
          </table:table-cell>
          <table:table-cell office:value-type="float" office:value="24.8979389" calcext:value-type="float">
            <text:p>24.89793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56" calcext:value-type="float">
            <text:p>4656</text:p>
          </table:table-cell>
          <table:table-cell office:value-type="float" office:value="31.470251" calcext:value-type="float">
            <text:p>31.4702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.8012699" calcext:value-type="float">
            <text:p>14.80126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58" calcext:value-type="float">
            <text:p>4058</text:p>
          </table:table-cell>
          <table:table-cell office:value-type="float" office:value="25.9033374" calcext:value-type="float">
            <text:p>25.90333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7.720528" calcext:value-type="float">
            <text:p>7.7205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79" calcext:value-type="float">
            <text:p>3879</text:p>
          </table:table-cell>
          <table:table-cell office:value-type="float" office:value="5.2470398" calcext:value-type="float">
            <text:p>5.24703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096" calcext:value-type="float">
            <text:p>15096</text:p>
          </table:table-cell>
          <table:table-cell office:value-type="float" office:value="39.8874188" calcext:value-type="float">
            <text:p>39.8874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400" calcext:value-type="float">
            <text:p>8400</text:p>
          </table:table-cell>
          <table:table-cell office:value-type="float" office:value="23.5480988" calcext:value-type="float">
            <text:p>23.54809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.3841986" calcext:value-type="float">
            <text:p>4.38419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57" calcext:value-type="float">
            <text:p>1757</text:p>
          </table:table-cell>
          <table:table-cell office:value-type="float" office:value="5.4872802" calcext:value-type="float">
            <text:p>5.48728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507" calcext:value-type="float">
            <text:p>11507</text:p>
          </table:table-cell>
          <table:table-cell office:value-type="float" office:value="38.8647466" calcext:value-type="float">
            <text:p>38.86474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52" calcext:value-type="float">
            <text:p>4052</text:p>
          </table:table-cell>
          <table:table-cell office:value-type="float" office:value="18.158218" calcext:value-type="float">
            <text:p>18.158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951" calcext:value-type="float">
            <text:p>17951</text:p>
          </table:table-cell>
          <table:table-cell office:value-type="float" office:value="54.9177418" calcext:value-type="float">
            <text:p>54.9177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65" calcext:value-type="float">
            <text:p>8265</text:p>
          </table:table-cell>
          <table:table-cell office:value-type="float" office:value="25.2160164" calcext:value-type="float">
            <text:p>25.2160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24.0016375" calcext:value-type="float">
            <text:p>24.0016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4.2029098" calcext:value-type="float">
            <text:p>14.20290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586" calcext:value-type="float">
            <text:p>16586</text:p>
          </table:table-cell>
          <table:table-cell office:value-type="float" office:value="65.6469319" calcext:value-type="float">
            <text:p>65.64693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05" calcext:value-type="float">
            <text:p>12105</text:p>
          </table:table-cell>
          <table:table-cell office:value-type="float" office:value="37.9157139" calcext:value-type="float">
            <text:p>37.91571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269" calcext:value-type="float">
            <text:p>17269</text:p>
          </table:table-cell>
          <table:table-cell office:value-type="float" office:value="85.9043523" calcext:value-type="float">
            <text:p>85.90435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060" calcext:value-type="float">
            <text:p>8060</text:p>
          </table:table-cell>
          <table:table-cell office:value-type="float" office:value="35.6437792" calcext:value-type="float">
            <text:p>35.64377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439" calcext:value-type="float">
            <text:p>8439</text:p>
          </table:table-cell>
          <table:table-cell office:value-type="float" office:value="22.5801375" calcext:value-type="float">
            <text:p>22.5801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9" calcext:value-type="float">
            <text:p>20079</text:p>
          </table:table-cell>
          <table:table-cell office:value-type="float" office:value="43.0793589" calcext:value-type="float">
            <text:p>43.07935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8" calcext:value-type="float">
            <text:p>20098</text:p>
          </table:table-cell>
          <table:table-cell office:value-type="float" office:value="65.1363197" calcext:value-type="float">
            <text:p>65.13631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9" calcext:value-type="float">
            <text:p>20079</text:p>
          </table:table-cell>
          <table:table-cell office:value-type="float" office:value="50.6583148" calcext:value-type="float">
            <text:p>50.65831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6" calcext:value-type="float">
            <text:p>20076</text:p>
          </table:table-cell>
          <table:table-cell office:value-type="float" office:value="65.4517376" calcext:value-type="float">
            <text:p>65.45173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1" calcext:value-type="float">
            <text:p>20081</text:p>
          </table:table-cell>
          <table:table-cell office:value-type="float" office:value="48.6689637" calcext:value-type="float">
            <text:p>48.66896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4" calcext:value-type="float">
            <text:p>20084</text:p>
          </table:table-cell>
          <table:table-cell office:value-type="float" office:value="59.8276222" calcext:value-type="float">
            <text:p>59.82762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1" calcext:value-type="float">
            <text:p>20081</text:p>
          </table:table-cell>
          <table:table-cell office:value-type="float" office:value="51.7629351" calcext:value-type="float">
            <text:p>51.76293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3" calcext:value-type="float">
            <text:p>20083</text:p>
          </table:table-cell>
          <table:table-cell office:value-type="float" office:value="56.098545" calcext:value-type="float">
            <text:p>56.098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5" calcext:value-type="float">
            <text:p>20085</text:p>
          </table:table-cell>
          <table:table-cell office:value-type="float" office:value="43.8920702" calcext:value-type="float">
            <text:p>43.89207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5" calcext:value-type="float">
            <text:p>20085</text:p>
          </table:table-cell>
          <table:table-cell office:value-type="float" office:value="58.03162" calcext:value-type="float">
            <text:p>58.031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8" calcext:value-type="float">
            <text:p>20088</text:p>
          </table:table-cell>
          <table:table-cell office:value-type="float" office:value="74.7261335" calcext:value-type="float">
            <text:p>74.7261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5" calcext:value-type="float">
            <text:p>20095</text:p>
          </table:table-cell>
          <table:table-cell office:value-type="float" office:value="50.4102427" calcext:value-type="float">
            <text:p>50.41024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4" calcext:value-type="float">
            <text:p>20094</text:p>
          </table:table-cell>
          <table:table-cell office:value-type="float" office:value="50.0388555" calcext:value-type="float">
            <text:p>50.0388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8" calcext:value-type="float">
            <text:p>20088</text:p>
          </table:table-cell>
          <table:table-cell office:value-type="float" office:value="45.6842293" calcext:value-type="float">
            <text:p>45.68422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0" calcext:value-type="float">
            <text:p>20090</text:p>
          </table:table-cell>
          <table:table-cell office:value-type="float" office:value="49.5501654" calcext:value-type="float">
            <text:p>49.55016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7" calcext:value-type="float">
            <text:p>20077</text:p>
          </table:table-cell>
          <table:table-cell office:value-type="float" office:value="52.0632917" calcext:value-type="float">
            <text:p>52.06329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8" calcext:value-type="float">
            <text:p>20098</text:p>
          </table:table-cell>
          <table:table-cell office:value-type="float" office:value="60.4838155" calcext:value-type="float">
            <text:p>60.4838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3" calcext:value-type="float">
            <text:p>20083</text:p>
          </table:table-cell>
          <table:table-cell office:value-type="float" office:value="66.1859352" calcext:value-type="float">
            <text:p>66.18593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1" calcext:value-type="float">
            <text:p>20081</text:p>
          </table:table-cell>
          <table:table-cell office:value-type="float" office:value="77.0512885" calcext:value-type="float">
            <text:p>77.05128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7" calcext:value-type="float">
            <text:p>20087</text:p>
          </table:table-cell>
          <table:table-cell office:value-type="float" office:value="59.1177396" calcext:value-type="float">
            <text:p>59.11773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0" calcext:value-type="float">
            <text:p>20070</text:p>
          </table:table-cell>
          <table:table-cell office:value-type="float" office:value="85.7714266" calcext:value-type="float">
            <text:p>85.77142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1" calcext:value-type="float">
            <text:p>20071</text:p>
          </table:table-cell>
          <table:table-cell office:value-type="float" office:value="48.1850261" calcext:value-type="float">
            <text:p>48.18502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9" calcext:value-type="float">
            <text:p>20089</text:p>
          </table:table-cell>
          <table:table-cell office:value-type="float" office:value="59.5770462" calcext:value-type="float">
            <text:p>59.57704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3" calcext:value-type="float">
            <text:p>20083</text:p>
          </table:table-cell>
          <table:table-cell office:value-type="float" office:value="51.7198647" calcext:value-type="float">
            <text:p>51.71986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6" calcext:value-type="float">
            <text:p>20096</text:p>
          </table:table-cell>
          <table:table-cell office:value-type="float" office:value="56.7946305" calcext:value-type="float">
            <text:p>56.7946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1" calcext:value-type="float">
            <text:p>20091</text:p>
          </table:table-cell>
          <table:table-cell office:value-type="float" office:value="45.2603487" calcext:value-type="float">
            <text:p>45.26034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5" calcext:value-type="float">
            <text:p>20075</text:p>
          </table:table-cell>
          <table:table-cell office:value-type="float" office:value="39.7976682" calcext:value-type="float">
            <text:p>39.79766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2" calcext:value-type="float">
            <text:p>20082</text:p>
          </table:table-cell>
          <table:table-cell office:value-type="float" office:value="66.3445956" calcext:value-type="float">
            <text:p>66.34459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5" calcext:value-type="float">
            <text:p>20095</text:p>
          </table:table-cell>
          <table:table-cell office:value-type="float" office:value="55.5016608" calcext:value-type="float">
            <text:p>55.50166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0" calcext:value-type="float">
            <text:p>20090</text:p>
          </table:table-cell>
          <table:table-cell office:value-type="float" office:value="54.2348107" calcext:value-type="float">
            <text:p>54.23481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9" calcext:value-type="float">
            <text:p>20089</text:p>
          </table:table-cell>
          <table:table-cell office:value-type="float" office:value="44.9248758" calcext:value-type="float">
            <text:p>44.92487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6" calcext:value-type="float">
            <text:p>20086</text:p>
          </table:table-cell>
          <table:table-cell office:value-type="float" office:value="49.5743483" calcext:value-type="float">
            <text:p>49.57434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9" calcext:value-type="float">
            <text:p>20069</text:p>
          </table:table-cell>
          <table:table-cell office:value-type="float" office:value="55.0040292" calcext:value-type="float">
            <text:p>55.00402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03" calcext:value-type="float">
            <text:p>20103</text:p>
          </table:table-cell>
          <table:table-cell office:value-type="float" office:value="34.0807175" calcext:value-type="float">
            <text:p>34.0807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6" calcext:value-type="float">
            <text:p>20096</text:p>
          </table:table-cell>
          <table:table-cell office:value-type="float" office:value="75.9876172" calcext:value-type="float">
            <text:p>75.98761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4" calcext:value-type="float">
            <text:p>20074</text:p>
          </table:table-cell>
          <table:table-cell office:value-type="float" office:value="49.8764175" calcext:value-type="float">
            <text:p>49.8764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9" calcext:value-type="float">
            <text:p>20079</text:p>
          </table:table-cell>
          <table:table-cell office:value-type="float" office:value="34.7838485" calcext:value-type="float">
            <text:p>34.7838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7" calcext:value-type="float">
            <text:p>20097</text:p>
          </table:table-cell>
          <table:table-cell office:value-type="float" office:value="43.8340973" calcext:value-type="float">
            <text:p>43.83409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8" calcext:value-type="float">
            <text:p>20078</text:p>
          </table:table-cell>
          <table:table-cell office:value-type="float" office:value="55.1055563" calcext:value-type="float">
            <text:p>55.10555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2" calcext:value-type="float">
            <text:p>20082</text:p>
          </table:table-cell>
          <table:table-cell office:value-type="float" office:value="60.7804858" calcext:value-type="float">
            <text:p>60.78048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8" calcext:value-type="float">
            <text:p>20098</text:p>
          </table:table-cell>
          <table:table-cell office:value-type="float" office:value="45.3225507" calcext:value-type="float">
            <text:p>45.32255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2" calcext:value-type="float">
            <text:p>20082</text:p>
          </table:table-cell>
          <table:table-cell office:value-type="float" office:value="42.3977433" calcext:value-type="float">
            <text:p>42.39774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8" calcext:value-type="float">
            <text:p>20088</text:p>
          </table:table-cell>
          <table:table-cell office:value-type="float" office:value="57.1192573" calcext:value-type="float">
            <text:p>57.11925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5" calcext:value-type="float">
            <text:p>20075</text:p>
          </table:table-cell>
          <table:table-cell office:value-type="float" office:value="60.0821089" calcext:value-type="float">
            <text:p>60.08210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7" calcext:value-type="float">
            <text:p>20077</text:p>
          </table:table-cell>
          <table:table-cell office:value-type="float" office:value="60.0860133" calcext:value-type="float">
            <text:p>60.08601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4" calcext:value-type="float">
            <text:p>20084</text:p>
          </table:table-cell>
          <table:table-cell office:value-type="float" office:value="46.5295716" calcext:value-type="float">
            <text:p>46.52957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8" calcext:value-type="float">
            <text:p>20088</text:p>
          </table:table-cell>
          <table:table-cell office:value-type="float" office:value="39.0153331" calcext:value-type="float">
            <text:p>39.01533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BasicDD" table:style-name="ta1">
        <table:table-column table:style-name="co12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RTsF</text:p>
          </table:table-cell>
          <table:table-cell office:value-type="string" calcext:value-type="string">
            <text:p>NodesF</text:p>
          </table:table-cell>
          <table:table-cell office:value-type="string" calcext:value-type="string">
            <text:p>TimeF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2.75" calcext:value-type="float">
            <text:p>2.75</text:p>
          </table:table-cell>
          <table:table-cell office:value-type="float" office:value="8754.83333333333" calcext:value-type="float">
            <text:p>8754.8333333333</text:p>
          </table:table-cell>
          <table:table-cell office:value-type="float" office:value="2.75118193333333" calcext:value-type="float">
            <text:p>2.7511819333</text:p>
          </table:table-cell>
          <table:table-cell office:value-type="float" office:value="5" calcext:value-type="float">
            <text:p>5</text:p>
          </table:table-cell>
          <table:table-cell office:value-type="float" office:value="20076.3295454545" calcext:value-type="float">
            <text:p>20076.3295454545</text:p>
          </table:table-cell>
          <table:table-cell office:value-type="float" office:value="5.01463108522727" calcext:value-type="float">
            <text:p>5.014631085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/>
          <table:table-cell table:formula="of:=STDEV([BasicDD.C7:.C18])" office:value-type="float" office:value="1.54478595163331" calcext:value-type="float">
            <text:p>1.5447859516</text:p>
          </table:table-cell>
          <table:table-cell table:formula="of:=STDEV([BasicDD.D7:.D18])" office:value-type="float" office:value="6052.83931621176" calcext:value-type="float">
            <text:p>6052.8393162118</text:p>
          </table:table-cell>
          <table:table-cell table:formula="of:=STDEV([BasicDD.E7:.E18])" office:value-type="float" office:value="1.57202857866999" calcext:value-type="float">
            <text:p>1.5720285787</text:p>
          </table:table-cell>
          <table:table-cell table:formula="of:=STDEV([BasicDD.C19:.C106])" office:value-type="float" office:value="0" calcext:value-type="float">
            <text:p>0</text:p>
          </table:table-cell>
          <table:table-cell table:formula="of:=STDEV([BasicDD.D19:.D106])" office:value-type="float" office:value="10.155935460526" calcext:value-type="float">
            <text:p>10.1559354605</text:p>
          </table:table-cell>
          <table:table-cell table:formula="of:=STDEV([BasicDD.E19:.E106])" office:value-type="float" office:value="0.481914996174331" calcext:value-type="float">
            <text:p>0.4819149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624" calcext:value-type="float">
            <text:p>7624</text:p>
          </table:table-cell>
          <table:table-cell office:value-type="float" office:value="2.1827522" calcext:value-type="float">
            <text:p>2.18275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603" calcext:value-type="float">
            <text:p>6603</text:p>
          </table:table-cell>
          <table:table-cell office:value-type="float" office:value="1.9874481" calcext:value-type="float">
            <text:p>1.98744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251" calcext:value-type="float">
            <text:p>17251</text:p>
          </table:table-cell>
          <table:table-cell office:value-type="float" office:value="5.2587115" calcext:value-type="float">
            <text:p>5.2587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100" calcext:value-type="float">
            <text:p>6100</text:p>
          </table:table-cell>
          <table:table-cell office:value-type="float" office:value="1.9075993" calcext:value-type="float">
            <text:p>1.90759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98" calcext:value-type="float">
            <text:p>4398</text:p>
          </table:table-cell>
          <table:table-cell office:value-type="float" office:value="2.0008217" calcext:value-type="float">
            <text:p>2.00082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0.5665099" calcext:value-type="float">
            <text:p>0.56650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35" calcext:value-type="float">
            <text:p>13535</text:p>
          </table:table-cell>
          <table:table-cell office:value-type="float" office:value="3.6714309" calcext:value-type="float">
            <text:p>3.67143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401" calcext:value-type="float">
            <text:p>18401</text:p>
          </table:table-cell>
          <table:table-cell office:value-type="float" office:value="4.4150613" calcext:value-type="float">
            <text:p>4.41506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03" calcext:value-type="float">
            <text:p>6003</text:p>
          </table:table-cell>
          <table:table-cell office:value-type="float" office:value="2.5067931" calcext:value-type="float">
            <text:p>2.5067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388" calcext:value-type="float">
            <text:p>16388</text:p>
          </table:table-cell>
          <table:table-cell office:value-type="float" office:value="5.4260511" calcext:value-type="float">
            <text:p>5.42605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float" office:value="1.2252596" calcext:value-type="float">
            <text:p>1.22525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13" calcext:value-type="float">
            <text:p>6013</text:p>
          </table:table-cell>
          <table:table-cell office:value-type="float" office:value="1.8657445" calcext:value-type="float">
            <text:p>1.86574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1" calcext:value-type="float">
            <text:p>20081</text:p>
          </table:table-cell>
          <table:table-cell office:value-type="float" office:value="5.0573334" calcext:value-type="float">
            <text:p>5.05733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17" calcext:value-type="float">
            <text:p>20117</text:p>
          </table:table-cell>
          <table:table-cell office:value-type="float" office:value="5.3623715" calcext:value-type="float">
            <text:p>5.36237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6" calcext:value-type="float">
            <text:p>20076</text:p>
          </table:table-cell>
          <table:table-cell office:value-type="float" office:value="4.7693323" calcext:value-type="float">
            <text:p>4.76933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6" calcext:value-type="float">
            <text:p>20086</text:p>
          </table:table-cell>
          <table:table-cell office:value-type="float" office:value="5.2831836" calcext:value-type="float">
            <text:p>5.28318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2" calcext:value-type="float">
            <text:p>20082</text:p>
          </table:table-cell>
          <table:table-cell office:value-type="float" office:value="5.1324489" calcext:value-type="float">
            <text:p>5.13244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8" calcext:value-type="float">
            <text:p>20078</text:p>
          </table:table-cell>
          <table:table-cell office:value-type="float" office:value="5.807956" calcext:value-type="float">
            <text:p>5.8079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0" calcext:value-type="float">
            <text:p>20080</text:p>
          </table:table-cell>
          <table:table-cell office:value-type="float" office:value="5.4146101" calcext:value-type="float">
            <text:p>5.41461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0" calcext:value-type="float">
            <text:p>20070</text:p>
          </table:table-cell>
          <table:table-cell office:value-type="float" office:value="5.2217338" calcext:value-type="float">
            <text:p>5.22173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0" calcext:value-type="float">
            <text:p>20060</text:p>
          </table:table-cell>
          <table:table-cell office:value-type="float" office:value="5.4302063" calcext:value-type="float">
            <text:p>5.43020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7" calcext:value-type="float">
            <text:p>20077</text:p>
          </table:table-cell>
          <table:table-cell office:value-type="float" office:value="6.5095743" calcext:value-type="float">
            <text:p>6.50957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5" calcext:value-type="float">
            <text:p>20085</text:p>
          </table:table-cell>
          <table:table-cell office:value-type="float" office:value="5.6889507" calcext:value-type="float">
            <text:p>5.68895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9" calcext:value-type="float">
            <text:p>20069</text:p>
          </table:table-cell>
          <table:table-cell office:value-type="float" office:value="6.0552704" calcext:value-type="float">
            <text:p>6.05527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5" calcext:value-type="float">
            <text:p>20075</text:p>
          </table:table-cell>
          <table:table-cell office:value-type="float" office:value="4.4872281" calcext:value-type="float">
            <text:p>4.48722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1" calcext:value-type="float">
            <text:p>20081</text:p>
          </table:table-cell>
          <table:table-cell office:value-type="float" office:value="5.1617179" calcext:value-type="float">
            <text:p>5.1617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2" calcext:value-type="float">
            <text:p>20072</text:p>
          </table:table-cell>
          <table:table-cell office:value-type="float" office:value="4.7227415" calcext:value-type="float">
            <text:p>4.72274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1" calcext:value-type="float">
            <text:p>20071</text:p>
          </table:table-cell>
          <table:table-cell office:value-type="float" office:value="4.8959028" calcext:value-type="float">
            <text:p>4.89590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5" calcext:value-type="float">
            <text:p>20065</text:p>
          </table:table-cell>
          <table:table-cell office:value-type="float" office:value="4.7791125" calcext:value-type="float">
            <text:p>4.7791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3" calcext:value-type="float">
            <text:p>20073</text:p>
          </table:table-cell>
          <table:table-cell office:value-type="float" office:value="4.6063891" calcext:value-type="float">
            <text:p>4.60638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2" calcext:value-type="float">
            <text:p>20092</text:p>
          </table:table-cell>
          <table:table-cell office:value-type="float" office:value="5.0788599" calcext:value-type="float">
            <text:p>5.07885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6" calcext:value-type="float">
            <text:p>20076</text:p>
          </table:table-cell>
          <table:table-cell office:value-type="float" office:value="5.6229034" calcext:value-type="float">
            <text:p>5.62290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5" calcext:value-type="float">
            <text:p>20065</text:p>
          </table:table-cell>
          <table:table-cell office:value-type="float" office:value="4.6999519" calcext:value-type="float">
            <text:p>4.69995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7" calcext:value-type="float">
            <text:p>20077</text:p>
          </table:table-cell>
          <table:table-cell office:value-type="float" office:value="5.0405938" calcext:value-type="float">
            <text:p>5.04059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9" calcext:value-type="float">
            <text:p>20069</text:p>
          </table:table-cell>
          <table:table-cell office:value-type="float" office:value="4.2670794" calcext:value-type="float">
            <text:p>4.26707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5" calcext:value-type="float">
            <text:p>20075</text:p>
          </table:table-cell>
          <table:table-cell office:value-type="float" office:value="5.3004696" calcext:value-type="float">
            <text:p>5.30046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8" calcext:value-type="float">
            <text:p>20078</text:p>
          </table:table-cell>
          <table:table-cell office:value-type="float" office:value="4.8941613" calcext:value-type="float">
            <text:p>4.89416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4" calcext:value-type="float">
            <text:p>20074</text:p>
          </table:table-cell>
          <table:table-cell office:value-type="float" office:value="5.3207315" calcext:value-type="float">
            <text:p>5.3207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6" calcext:value-type="float">
            <text:p>20066</text:p>
          </table:table-cell>
          <table:table-cell office:value-type="float" office:value="4.4446147" calcext:value-type="float">
            <text:p>4.44461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1" calcext:value-type="float">
            <text:p>20071</text:p>
          </table:table-cell>
          <table:table-cell office:value-type="float" office:value="4.5363224" calcext:value-type="float">
            <text:p>4.53632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4" calcext:value-type="float">
            <text:p>20074</text:p>
          </table:table-cell>
          <table:table-cell office:value-type="float" office:value="5.0834146" calcext:value-type="float">
            <text:p>5.08341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8" calcext:value-type="float">
            <text:p>20078</text:p>
          </table:table-cell>
          <table:table-cell office:value-type="float" office:value="4.6576578" calcext:value-type="float">
            <text:p>4.65765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1" calcext:value-type="float">
            <text:p>20081</text:p>
          </table:table-cell>
          <table:table-cell office:value-type="float" office:value="4.9192703" calcext:value-type="float">
            <text:p>4.91927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6" calcext:value-type="float">
            <text:p>20076</text:p>
          </table:table-cell>
          <table:table-cell office:value-type="float" office:value="5.2600966" calcext:value-type="float">
            <text:p>5.26009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3" calcext:value-type="float">
            <text:p>20063</text:p>
          </table:table-cell>
          <table:table-cell office:value-type="float" office:value="4.9828871" calcext:value-type="float">
            <text:p>4.98288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1" calcext:value-type="float">
            <text:p>20071</text:p>
          </table:table-cell>
          <table:table-cell office:value-type="float" office:value="4.2856867" calcext:value-type="float">
            <text:p>4.28568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9" calcext:value-type="float">
            <text:p>20079</text:p>
          </table:table-cell>
          <table:table-cell office:value-type="float" office:value="4.2423093" calcext:value-type="float">
            <text:p>4.24230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9" calcext:value-type="float">
            <text:p>20089</text:p>
          </table:table-cell>
          <table:table-cell office:value-type="float" office:value="4.7405157" calcext:value-type="float">
            <text:p>4.74051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8" calcext:value-type="float">
            <text:p>20078</text:p>
          </table:table-cell>
          <table:table-cell office:value-type="float" office:value="5.3171728" calcext:value-type="float">
            <text:p>5.31717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3" calcext:value-type="float">
            <text:p>20093</text:p>
          </table:table-cell>
          <table:table-cell office:value-type="float" office:value="5.2165604" calcext:value-type="float">
            <text:p>5.21656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3" calcext:value-type="float">
            <text:p>20093</text:p>
          </table:table-cell>
          <table:table-cell office:value-type="float" office:value="4.6591567" calcext:value-type="float">
            <text:p>4.65915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3" calcext:value-type="float">
            <text:p>20073</text:p>
          </table:table-cell>
          <table:table-cell office:value-type="float" office:value="5.3407813" calcext:value-type="float">
            <text:p>5.34078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6" calcext:value-type="float">
            <text:p>20086</text:p>
          </table:table-cell>
          <table:table-cell office:value-type="float" office:value="4.9266354" calcext:value-type="float">
            <text:p>4.92663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3" calcext:value-type="float">
            <text:p>20073</text:p>
          </table:table-cell>
          <table:table-cell office:value-type="float" office:value="5.3054588" calcext:value-type="float">
            <text:p>5.30545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0" calcext:value-type="float">
            <text:p>20070</text:p>
          </table:table-cell>
          <table:table-cell office:value-type="float" office:value="5.740837" calcext:value-type="float">
            <text:p>5.7408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7" calcext:value-type="float">
            <text:p>20087</text:p>
          </table:table-cell>
          <table:table-cell office:value-type="float" office:value="4.7482712" calcext:value-type="float">
            <text:p>4.74827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59" calcext:value-type="float">
            <text:p>20059</text:p>
          </table:table-cell>
          <table:table-cell office:value-type="float" office:value="4.6690585" calcext:value-type="float">
            <text:p>4.6690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1" calcext:value-type="float">
            <text:p>20071</text:p>
          </table:table-cell>
          <table:table-cell office:value-type="float" office:value="4.3562484" calcext:value-type="float">
            <text:p>4.35624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9" calcext:value-type="float">
            <text:p>20099</text:p>
          </table:table-cell>
          <table:table-cell office:value-type="float" office:value="4.5392178" calcext:value-type="float">
            <text:p>4.53921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6" calcext:value-type="float">
            <text:p>20086</text:p>
          </table:table-cell>
          <table:table-cell office:value-type="float" office:value="4.4720051" calcext:value-type="float">
            <text:p>4.47200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4" calcext:value-type="float">
            <text:p>20074</text:p>
          </table:table-cell>
          <table:table-cell office:value-type="float" office:value="4.6357188" calcext:value-type="float">
            <text:p>4.63571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2" calcext:value-type="float">
            <text:p>20072</text:p>
          </table:table-cell>
          <table:table-cell office:value-type="float" office:value="5.4538947" calcext:value-type="float">
            <text:p>5.45389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6" calcext:value-type="float">
            <text:p>20076</text:p>
          </table:table-cell>
          <table:table-cell office:value-type="float" office:value="4.270262" calcext:value-type="float">
            <text:p>4.2702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9" calcext:value-type="float">
            <text:p>20079</text:p>
          </table:table-cell>
          <table:table-cell office:value-type="float" office:value="4.9614241" calcext:value-type="float">
            <text:p>4.96142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6" calcext:value-type="float">
            <text:p>20066</text:p>
          </table:table-cell>
          <table:table-cell office:value-type="float" office:value="4.6823034" calcext:value-type="float">
            <text:p>4.68230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8" calcext:value-type="float">
            <text:p>20088</text:p>
          </table:table-cell>
          <table:table-cell office:value-type="float" office:value="4.6442379" calcext:value-type="float">
            <text:p>4.64423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2" calcext:value-type="float">
            <text:p>20082</text:p>
          </table:table-cell>
          <table:table-cell office:value-type="float" office:value="4.7619138" calcext:value-type="float">
            <text:p>4.7619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0" calcext:value-type="float">
            <text:p>20070</text:p>
          </table:table-cell>
          <table:table-cell office:value-type="float" office:value="4.9135352" calcext:value-type="float">
            <text:p>4.91353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5" calcext:value-type="float">
            <text:p>20065</text:p>
          </table:table-cell>
          <table:table-cell office:value-type="float" office:value="4.7123707" calcext:value-type="float">
            <text:p>4.7123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5" calcext:value-type="float">
            <text:p>20075</text:p>
          </table:table-cell>
          <table:table-cell office:value-type="float" office:value="5.5800486" calcext:value-type="float">
            <text:p>5.58004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2" calcext:value-type="float">
            <text:p>20072</text:p>
          </table:table-cell>
          <table:table-cell office:value-type="float" office:value="4.7458523" calcext:value-type="float">
            <text:p>4.74585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54" calcext:value-type="float">
            <text:p>20054</text:p>
          </table:table-cell>
          <table:table-cell office:value-type="float" office:value="5.0559641" calcext:value-type="float">
            <text:p>5.05596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7" calcext:value-type="float">
            <text:p>20077</text:p>
          </table:table-cell>
          <table:table-cell office:value-type="float" office:value="5.3293747" calcext:value-type="float">
            <text:p>5.32937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9" calcext:value-type="float">
            <text:p>20069</text:p>
          </table:table-cell>
          <table:table-cell office:value-type="float" office:value="6.2412431" calcext:value-type="float">
            <text:p>6.24124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59" calcext:value-type="float">
            <text:p>20059</text:p>
          </table:table-cell>
          <table:table-cell office:value-type="float" office:value="4.9167652" calcext:value-type="float">
            <text:p>4.91676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1" calcext:value-type="float">
            <text:p>20081</text:p>
          </table:table-cell>
          <table:table-cell office:value-type="float" office:value="4.7269268" calcext:value-type="float">
            <text:p>4.72692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5" calcext:value-type="float">
            <text:p>20075</text:p>
          </table:table-cell>
          <table:table-cell office:value-type="float" office:value="5.0548275" calcext:value-type="float">
            <text:p>5.0548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4" calcext:value-type="float">
            <text:p>20084</text:p>
          </table:table-cell>
          <table:table-cell office:value-type="float" office:value="4.7731937" calcext:value-type="float">
            <text:p>4.77319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1" calcext:value-type="float">
            <text:p>20071</text:p>
          </table:table-cell>
          <table:table-cell office:value-type="float" office:value="4.5463242" calcext:value-type="float">
            <text:p>4.54632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5" calcext:value-type="float">
            <text:p>20075</text:p>
          </table:table-cell>
          <table:table-cell office:value-type="float" office:value="4.7766995" calcext:value-type="float">
            <text:p>4.77669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9" calcext:value-type="float">
            <text:p>20069</text:p>
          </table:table-cell>
          <table:table-cell office:value-type="float" office:value="4.963695" calcext:value-type="float">
            <text:p>4.963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8" calcext:value-type="float">
            <text:p>20078</text:p>
          </table:table-cell>
          <table:table-cell office:value-type="float" office:value="5.2521899" calcext:value-type="float">
            <text:p>5.25218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6" calcext:value-type="float">
            <text:p>20076</text:p>
          </table:table-cell>
          <table:table-cell office:value-type="float" office:value="4.5491492" calcext:value-type="float">
            <text:p>4.54914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4" calcext:value-type="float">
            <text:p>20084</text:p>
          </table:table-cell>
          <table:table-cell office:value-type="float" office:value="4.8569575" calcext:value-type="float">
            <text:p>4.8569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7" calcext:value-type="float">
            <text:p>20077</text:p>
          </table:table-cell>
          <table:table-cell office:value-type="float" office:value="5.1759255" calcext:value-type="float">
            <text:p>5.1759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0" calcext:value-type="float">
            <text:p>20080</text:p>
          </table:table-cell>
          <table:table-cell office:value-type="float" office:value="5.0841739" calcext:value-type="float">
            <text:p>5.08417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7" calcext:value-type="float">
            <text:p>20097</text:p>
          </table:table-cell>
          <table:table-cell office:value-type="float" office:value="4.7663603" calcext:value-type="float">
            <text:p>4.76636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57" calcext:value-type="float">
            <text:p>20057</text:p>
          </table:table-cell>
          <table:table-cell office:value-type="float" office:value="5.3860744" calcext:value-type="float">
            <text:p>5.38607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2" calcext:value-type="float">
            <text:p>20082</text:p>
          </table:table-cell>
          <table:table-cell office:value-type="float" office:value="5.6101793" calcext:value-type="float">
            <text:p>5.61017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7" calcext:value-type="float">
            <text:p>20067</text:p>
          </table:table-cell>
          <table:table-cell office:value-type="float" office:value="5.2086674" calcext:value-type="float">
            <text:p>5.20866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3" calcext:value-type="float">
            <text:p>20093</text:p>
          </table:table-cell>
          <table:table-cell office:value-type="float" office:value="4.7511224" calcext:value-type="float">
            <text:p>4.75112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9" calcext:value-type="float">
            <text:p>20069</text:p>
          </table:table-cell>
          <table:table-cell office:value-type="float" office:value="6.9065931" calcext:value-type="float">
            <text:p>6.90659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49" calcext:value-type="float">
            <text:p>20049</text:p>
          </table:table-cell>
          <table:table-cell office:value-type="float" office:value="4.861724" calcext:value-type="float">
            <text:p>4.8617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9" calcext:value-type="float">
            <text:p>20079</text:p>
          </table:table-cell>
          <table:table-cell office:value-type="float" office:value="5.4552707" calcext:value-type="float">
            <text:p>5.4552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4" calcext:value-type="float">
            <text:p>20084</text:p>
          </table:table-cell>
          <table:table-cell office:value-type="float" office:value="4.7156221" calcext:value-type="float">
            <text:p>4.71562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9" calcext:value-type="float">
            <text:p>20079</text:p>
          </table:table-cell>
          <table:table-cell office:value-type="float" office:value="4.6491039" calcext:value-type="float">
            <text:p>4.64910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4" calcext:value-type="float">
            <text:p>20074</text:p>
          </table:table-cell>
          <table:table-cell office:value-type="float" office:value="4.798659" calcext:value-type="float">
            <text:p>4.7986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3" calcext:value-type="float">
            <text:p>20073</text:p>
          </table:table-cell>
          <table:table-cell office:value-type="float" office:value="4.6556158" calcext:value-type="float">
            <text:p>4.65561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3" calcext:value-type="float">
            <text:p>20083</text:p>
          </table:table-cell>
          <table:table-cell office:value-type="float" office:value="4.526722" calcext:value-type="float">
            <text:p>4.5267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3" calcext:value-type="float">
            <text:p>20083</text:p>
          </table:table-cell>
          <table:table-cell office:value-type="float" office:value="5.2758572" calcext:value-type="float">
            <text:p>5.27585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Tri" table:style-name="ta1">
        <table:table-column table:style-name="co12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RTsF</text:p>
          </table:table-cell>
          <table:table-cell office:value-type="string" calcext:value-type="string">
            <text:p>NodesF</text:p>
          </table:table-cell>
          <table:table-cell office:value-type="string" calcext:value-type="string">
            <text:p>TimeF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2.48571428571429" calcext:value-type="float">
            <text:p>2.4857142857</text:p>
          </table:table-cell>
          <table:table-cell office:value-type="float" office:value="6564.72857142857" calcext:value-type="float">
            <text:p>6564.7285714286</text:p>
          </table:table-cell>
          <table:table-cell office:value-type="float" office:value="24.9898552828571" calcext:value-type="float">
            <text:p>24.9898552829</text:p>
          </table:table-cell>
          <table:table-cell office:value-type="float" office:value="5" calcext:value-type="float">
            <text:p>5</text:p>
          </table:table-cell>
          <table:table-cell office:value-type="float" office:value="20080.5666666667" calcext:value-type="float">
            <text:p>20080.5666666667</text:p>
          </table:table-cell>
          <table:table-cell office:value-type="float" office:value="54.5006605433333" calcext:value-type="float">
            <text:p>54.5006605433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/>
          <table:table-cell table:formula="of:=STDEV([Tri.C7:.C76])" office:value-type="float" office:value="1.2937178997528" calcext:value-type="float">
            <text:p>1.2937178998</text:p>
          </table:table-cell>
          <table:table-cell table:formula="of:=STDEV([Tri.D7:.D76])" office:value-type="float" office:value="5203.98622830511" calcext:value-type="float">
            <text:p>5203.9862283051</text:p>
          </table:table-cell>
          <table:table-cell table:formula="of:=STDEV([Tri.E7:.E76])" office:value-type="float" office:value="15.625784275901" calcext:value-type="float">
            <text:p>15.6257842759</text:p>
          </table:table-cell>
          <table:table-cell table:formula="of:=STDEV([Tri.C77:.C106])" office:value-type="float" office:value="0" calcext:value-type="float">
            <text:p>0</text:p>
          </table:table-cell>
          <table:table-cell table:formula="of:=STDEV([Tri.D77:.D106])" office:value-type="float" office:value="8.66098399018038" calcext:value-type="float">
            <text:p>8.6609839902</text:p>
          </table:table-cell>
          <table:table-cell table:formula="of:=STDEV([Tri.E77:.E106])" office:value-type="float" office:value="13.0561446191189" calcext:value-type="float">
            <text:p>13.05614461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99" calcext:value-type="float">
            <text:p>8199</text:p>
          </table:table-cell>
          <table:table-cell office:value-type="float" office:value="38.6984847" calcext:value-type="float">
            <text:p>38.69848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6.6474115" calcext:value-type="float">
            <text:p>6.6474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6.4353619" calcext:value-type="float">
            <text:p>6.43536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248" calcext:value-type="float">
            <text:p>12248</text:p>
          </table:table-cell>
          <table:table-cell office:value-type="float" office:value="40.9324538" calcext:value-type="float">
            <text:p>40.93245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115" calcext:value-type="float">
            <text:p>16115</text:p>
          </table:table-cell>
          <table:table-cell office:value-type="float" office:value="69.1328949" calcext:value-type="float">
            <text:p>69.13289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92" calcext:value-type="float">
            <text:p>4292</text:p>
          </table:table-cell>
          <table:table-cell office:value-type="float" office:value="10.7574406" calcext:value-type="float">
            <text:p>10.75744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536" calcext:value-type="float">
            <text:p>8536</text:p>
          </table:table-cell>
          <table:table-cell office:value-type="float" office:value="35.6621287" calcext:value-type="float">
            <text:p>35.66212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2.3910865" calcext:value-type="float">
            <text:p>12.39108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600" calcext:value-type="float">
            <text:p>12600</text:p>
          </table:table-cell>
          <table:table-cell office:value-type="float" office:value="38.4387828" calcext:value-type="float">
            <text:p>38.43878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11.7658254" calcext:value-type="float">
            <text:p>11.7658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.3192338" calcext:value-type="float">
            <text:p>10.31923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52" calcext:value-type="float">
            <text:p>4652</text:p>
          </table:table-cell>
          <table:table-cell office:value-type="float" office:value="19.5771916" calcext:value-type="float">
            <text:p>19.57719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42" calcext:value-type="float">
            <text:p>1742</text:p>
          </table:table-cell>
          <table:table-cell office:value-type="float" office:value="7.3965822" calcext:value-type="float">
            <text:p>7.39658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56" calcext:value-type="float">
            <text:p>4056</text:p>
          </table:table-cell>
          <table:table-cell office:value-type="float" office:value="15.5302207" calcext:value-type="float">
            <text:p>15.53022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28" calcext:value-type="float">
            <text:p>4128</text:p>
          </table:table-cell>
          <table:table-cell office:value-type="float" office:value="38.6185139" calcext:value-type="float">
            <text:p>38.61851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099" calcext:value-type="float">
            <text:p>8099</text:p>
          </table:table-cell>
          <table:table-cell office:value-type="float" office:value="19.6259995" calcext:value-type="float">
            <text:p>19.62599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6.1842474" calcext:value-type="float">
            <text:p>6.18424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631" calcext:value-type="float">
            <text:p>9631</text:p>
          </table:table-cell>
          <table:table-cell office:value-type="float" office:value="44.5910073" calcext:value-type="float">
            <text:p>44.5910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618" calcext:value-type="float">
            <text:p>7618</text:p>
          </table:table-cell>
          <table:table-cell office:value-type="float" office:value="19.6436177" calcext:value-type="float">
            <text:p>19.64361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758" calcext:value-type="float">
            <text:p>10758</text:p>
          </table:table-cell>
          <table:table-cell office:value-type="float" office:value="34.8795938" calcext:value-type="float">
            <text:p>34.87959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01" calcext:value-type="float">
            <text:p>3601</text:p>
          </table:table-cell>
          <table:table-cell office:value-type="float" office:value="5.8766039" calcext:value-type="float">
            <text:p>5.8766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.7679073" calcext:value-type="float">
            <text:p>7.7679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39" calcext:value-type="float">
            <text:p>4639</text:p>
          </table:table-cell>
          <table:table-cell office:value-type="float" office:value="14.3418574" calcext:value-type="float">
            <text:p>14.34185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650" calcext:value-type="float">
            <text:p>12650</text:p>
          </table:table-cell>
          <table:table-cell office:value-type="float" office:value="33.55526" calcext:value-type="float">
            <text:p>33.55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37" calcext:value-type="float">
            <text:p>1637</text:p>
          </table:table-cell>
          <table:table-cell office:value-type="float" office:value="17.4436728" calcext:value-type="float">
            <text:p>17.44367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084" calcext:value-type="float">
            <text:p>12084</text:p>
          </table:table-cell>
          <table:table-cell office:value-type="float" office:value="37.6302749" calcext:value-type="float">
            <text:p>37.63027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96" calcext:value-type="float">
            <text:p>8196</text:p>
          </table:table-cell>
          <table:table-cell office:value-type="float" office:value="31.5655914" calcext:value-type="float">
            <text:p>31.56559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427" calcext:value-type="float">
            <text:p>14427</text:p>
          </table:table-cell>
          <table:table-cell office:value-type="float" office:value="31.9202318" calcext:value-type="float">
            <text:p>31.92023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02" calcext:value-type="float">
            <text:p>8202</text:p>
          </table:table-cell>
          <table:table-cell office:value-type="float" office:value="42.237392" calcext:value-type="float">
            <text:p>42.2373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11.8745655" calcext:value-type="float">
            <text:p>11.87456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62" calcext:value-type="float">
            <text:p>4062</text:p>
          </table:table-cell>
          <table:table-cell office:value-type="float" office:value="19.1599184" calcext:value-type="float">
            <text:p>19.15991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492" calcext:value-type="float">
            <text:p>12492</text:p>
          </table:table-cell>
          <table:table-cell office:value-type="float" office:value="33.2333849" calcext:value-type="float">
            <text:p>33.23338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.4181582" calcext:value-type="float">
            <text:p>6.41815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39" calcext:value-type="float">
            <text:p>4139</text:p>
          </table:table-cell>
          <table:table-cell office:value-type="float" office:value="21.0593897" calcext:value-type="float">
            <text:p>21.05938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3124886" calcext:value-type="float">
            <text:p>8.31248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20" calcext:value-type="float">
            <text:p>4320</text:p>
          </table:table-cell>
          <table:table-cell office:value-type="float" office:value="20.1032846" calcext:value-type="float">
            <text:p>20.10328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59" calcext:value-type="float">
            <text:p>4259</text:p>
          </table:table-cell>
          <table:table-cell office:value-type="float" office:value="15.6364098" calcext:value-type="float">
            <text:p>15.63640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6.8120402" calcext:value-type="float">
            <text:p>6.81204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8.2843324" calcext:value-type="float">
            <text:p>8.28433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98" calcext:value-type="float">
            <text:p>4098</text:p>
          </table:table-cell>
          <table:table-cell office:value-type="float" office:value="14.1093488" calcext:value-type="float">
            <text:p>14.10934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658" calcext:value-type="float">
            <text:p>16658</text:p>
          </table:table-cell>
          <table:table-cell office:value-type="float" office:value="42.7162143" calcext:value-type="float">
            <text:p>42.71621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58" calcext:value-type="float">
            <text:p>4058</text:p>
          </table:table-cell>
          <table:table-cell office:value-type="float" office:value="25.5639203" calcext:value-type="float">
            <text:p>25.56392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538" calcext:value-type="float">
            <text:p>5538</text:p>
          </table:table-cell>
          <table:table-cell office:value-type="float" office:value="29.4354643" calcext:value-type="float">
            <text:p>29.4354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91" calcext:value-type="float">
            <text:p>13591</text:p>
          </table:table-cell>
          <table:table-cell office:value-type="float" office:value="37.9027709" calcext:value-type="float">
            <text:p>37.90277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362" calcext:value-type="float">
            <text:p>8362</text:p>
          </table:table-cell>
          <table:table-cell office:value-type="float" office:value="37.0558883" calcext:value-type="float">
            <text:p>37.05588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40" calcext:value-type="float">
            <text:p>8140</text:p>
          </table:table-cell>
          <table:table-cell office:value-type="float" office:value="27.7691162" calcext:value-type="float">
            <text:p>27.7691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73" calcext:value-type="float">
            <text:p>12173</text:p>
          </table:table-cell>
          <table:table-cell office:value-type="float" office:value="48.1329715" calcext:value-type="float">
            <text:p>48.13297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621" calcext:value-type="float">
            <text:p>8621</text:p>
          </table:table-cell>
          <table:table-cell office:value-type="float" office:value="20.7813288" calcext:value-type="float">
            <text:p>20.78132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8.0553221" calcext:value-type="float">
            <text:p>8.05532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072" calcext:value-type="float">
            <text:p>8072</text:p>
          </table:table-cell>
          <table:table-cell office:value-type="float" office:value="23.1040756" calcext:value-type="float">
            <text:p>23.10407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560" calcext:value-type="float">
            <text:p>5560</text:p>
          </table:table-cell>
          <table:table-cell office:value-type="float" office:value="25.1096858" calcext:value-type="float">
            <text:p>25.1096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29" calcext:value-type="float">
            <text:p>8129</text:p>
          </table:table-cell>
          <table:table-cell office:value-type="float" office:value="24.4751968" calcext:value-type="float">
            <text:p>24.47519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133" calcext:value-type="float">
            <text:p>16133</text:p>
          </table:table-cell>
          <table:table-cell office:value-type="float" office:value="61.6675778" calcext:value-type="float">
            <text:p>61.66757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056" calcext:value-type="float">
            <text:p>8056</text:p>
          </table:table-cell>
          <table:table-cell office:value-type="float" office:value="42.1287341" calcext:value-type="float">
            <text:p>42.1287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610" calcext:value-type="float">
            <text:p>5610</text:p>
          </table:table-cell>
          <table:table-cell office:value-type="float" office:value="14.1539663" calcext:value-type="float">
            <text:p>14.15396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58" calcext:value-type="float">
            <text:p>4158</text:p>
          </table:table-cell>
          <table:table-cell office:value-type="float" office:value="27.7924186" calcext:value-type="float">
            <text:p>27.79241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061" calcext:value-type="float">
            <text:p>12061</text:p>
          </table:table-cell>
          <table:table-cell office:value-type="float" office:value="51.2219517" calcext:value-type="float">
            <text:p>51.22195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27" calcext:value-type="float">
            <text:p>4027</text:p>
          </table:table-cell>
          <table:table-cell office:value-type="float" office:value="7.4645989" calcext:value-type="float">
            <text:p>7.46459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7.761266" calcext:value-type="float">
            <text:p>7.7612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356" calcext:value-type="float">
            <text:p>15356</text:p>
          </table:table-cell>
          <table:table-cell office:value-type="float" office:value="34.3168848" calcext:value-type="float">
            <text:p>34.31688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51" calcext:value-type="float">
            <text:p>1851</text:p>
          </table:table-cell>
          <table:table-cell office:value-type="float" office:value="5.5010828" calcext:value-type="float">
            <text:p>5.50108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33" calcext:value-type="float">
            <text:p>12133</text:p>
          </table:table-cell>
          <table:table-cell office:value-type="float" office:value="30.9754414" calcext:value-type="float">
            <text:p>30.97544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32" calcext:value-type="float">
            <text:p>12132</text:p>
          </table:table-cell>
          <table:table-cell office:value-type="float" office:value="45.5899244" calcext:value-type="float">
            <text:p>45.5899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162" calcext:value-type="float">
            <text:p>16162</text:p>
          </table:table-cell>
          <table:table-cell office:value-type="float" office:value="42.6905811" calcext:value-type="float">
            <text:p>42.69058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3.2364119" calcext:value-type="float">
            <text:p>13.23641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7.44601" calcext:value-type="float">
            <text:p>7.446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116" calcext:value-type="float">
            <text:p>16116</text:p>
          </table:table-cell>
          <table:table-cell office:value-type="float" office:value="58.7814216" calcext:value-type="float">
            <text:p>58.78142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209" calcext:value-type="float">
            <text:p>12209</text:p>
          </table:table-cell>
          <table:table-cell office:value-type="float" office:value="44.522372" calcext:value-type="float">
            <text:p>44.5223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.2004825" calcext:value-type="float">
            <text:p>10.20048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73" calcext:value-type="float">
            <text:p>8173</text:p>
          </table:table-cell>
          <table:table-cell office:value-type="float" office:value="19.1665977" calcext:value-type="float">
            <text:p>19.16659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1" calcext:value-type="float">
            <text:p>20091</text:p>
          </table:table-cell>
          <table:table-cell office:value-type="float" office:value="57.0529597" calcext:value-type="float">
            <text:p>57.05295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2" calcext:value-type="float">
            <text:p>20062</text:p>
          </table:table-cell>
          <table:table-cell office:value-type="float" office:value="51.9922564" calcext:value-type="float">
            <text:p>51.99225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1" calcext:value-type="float">
            <text:p>20081</text:p>
          </table:table-cell>
          <table:table-cell office:value-type="float" office:value="58.2134615" calcext:value-type="float">
            <text:p>58.2134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4" calcext:value-type="float">
            <text:p>20074</text:p>
          </table:table-cell>
          <table:table-cell office:value-type="float" office:value="43.5440688" calcext:value-type="float">
            <text:p>43.54406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2" calcext:value-type="float">
            <text:p>20082</text:p>
          </table:table-cell>
          <table:table-cell office:value-type="float" office:value="49.542974" calcext:value-type="float">
            <text:p>49.5429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5" calcext:value-type="float">
            <text:p>20085</text:p>
          </table:table-cell>
          <table:table-cell office:value-type="float" office:value="68.8063378" calcext:value-type="float">
            <text:p>68.80633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7" calcext:value-type="float">
            <text:p>20077</text:p>
          </table:table-cell>
          <table:table-cell office:value-type="float" office:value="44.4218204" calcext:value-type="float">
            <text:p>44.4218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2" calcext:value-type="float">
            <text:p>20072</text:p>
          </table:table-cell>
          <table:table-cell office:value-type="float" office:value="52.8768062" calcext:value-type="float">
            <text:p>52.87680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0" calcext:value-type="float">
            <text:p>20080</text:p>
          </table:table-cell>
          <table:table-cell office:value-type="float" office:value="51.4759095" calcext:value-type="float">
            <text:p>51.4759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0" calcext:value-type="float">
            <text:p>20090</text:p>
          </table:table-cell>
          <table:table-cell office:value-type="float" office:value="50.7020154" calcext:value-type="float">
            <text:p>50.70201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3" calcext:value-type="float">
            <text:p>20083</text:p>
          </table:table-cell>
          <table:table-cell office:value-type="float" office:value="74.603458" calcext:value-type="float">
            <text:p>74.6034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5" calcext:value-type="float">
            <text:p>20065</text:p>
          </table:table-cell>
          <table:table-cell office:value-type="float" office:value="58.17543" calcext:value-type="float">
            <text:p>58.175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9" calcext:value-type="float">
            <text:p>20079</text:p>
          </table:table-cell>
          <table:table-cell office:value-type="float" office:value="56.4472659" calcext:value-type="float">
            <text:p>56.44726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3" calcext:value-type="float">
            <text:p>20083</text:p>
          </table:table-cell>
          <table:table-cell office:value-type="float" office:value="43.9376395" calcext:value-type="float">
            <text:p>43.9376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1" calcext:value-type="float">
            <text:p>20091</text:p>
          </table:table-cell>
          <table:table-cell office:value-type="float" office:value="33.7141371" calcext:value-type="float">
            <text:p>33.71413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2" calcext:value-type="float">
            <text:p>20082</text:p>
          </table:table-cell>
          <table:table-cell office:value-type="float" office:value="93.4290136" calcext:value-type="float">
            <text:p>93.42901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4" calcext:value-type="float">
            <text:p>20074</text:p>
          </table:table-cell>
          <table:table-cell office:value-type="float" office:value="41.2433372" calcext:value-type="float">
            <text:p>41.24333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6" calcext:value-type="float">
            <text:p>20086</text:p>
          </table:table-cell>
          <table:table-cell office:value-type="float" office:value="65.8261004" calcext:value-type="float">
            <text:p>65.82610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2" calcext:value-type="float">
            <text:p>20092</text:p>
          </table:table-cell>
          <table:table-cell office:value-type="float" office:value="39.2700909" calcext:value-type="float">
            <text:p>39.27009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6" calcext:value-type="float">
            <text:p>20096</text:p>
          </table:table-cell>
          <table:table-cell office:value-type="float" office:value="38.756074" calcext:value-type="float">
            <text:p>38.7560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2" calcext:value-type="float">
            <text:p>20072</text:p>
          </table:table-cell>
          <table:table-cell office:value-type="float" office:value="46.3686746" calcext:value-type="float">
            <text:p>46.36867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2" calcext:value-type="float">
            <text:p>20072</text:p>
          </table:table-cell>
          <table:table-cell office:value-type="float" office:value="79.1849317" calcext:value-type="float">
            <text:p>79.18493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5" calcext:value-type="float">
            <text:p>20075</text:p>
          </table:table-cell>
          <table:table-cell office:value-type="float" office:value="67.9429175" calcext:value-type="float">
            <text:p>67.9429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6" calcext:value-type="float">
            <text:p>20096</text:p>
          </table:table-cell>
          <table:table-cell office:value-type="float" office:value="46.1079847" calcext:value-type="float">
            <text:p>46.10798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0" calcext:value-type="float">
            <text:p>20090</text:p>
          </table:table-cell>
          <table:table-cell office:value-type="float" office:value="54.3543225" calcext:value-type="float">
            <text:p>54.3543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5" calcext:value-type="float">
            <text:p>20075</text:p>
          </table:table-cell>
          <table:table-cell office:value-type="float" office:value="51.369285" calcext:value-type="float">
            <text:p>51.369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9" calcext:value-type="float">
            <text:p>20079</text:p>
          </table:table-cell>
          <table:table-cell office:value-type="float" office:value="63.605192" calcext:value-type="float">
            <text:p>63.6051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5" calcext:value-type="float">
            <text:p>20075</text:p>
          </table:table-cell>
          <table:table-cell office:value-type="float" office:value="42.3205343" calcext:value-type="float">
            <text:p>42.32053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6" calcext:value-type="float">
            <text:p>20086</text:p>
          </table:table-cell>
          <table:table-cell office:value-type="float" office:value="56.7993946" calcext:value-type="float">
            <text:p>56.79939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2" calcext:value-type="float">
            <text:p>20072</text:p>
          </table:table-cell>
          <table:table-cell office:value-type="float" office:value="52.9354231" calcext:value-type="float">
            <text:p>52.93542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Full" table:style-name="ta1">
        <table:table-column table:style-name="co12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RTsF</text:p>
          </table:table-cell>
          <table:table-cell office:value-type="string" calcext:value-type="string">
            <text:p>NodesF</text:p>
          </table:table-cell>
          <table:table-cell office:value-type="string" calcext:value-type="string">
            <text:p>TimeF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2.17241379310345" calcext:value-type="float">
            <text:p>2.1724137931</text:p>
          </table:table-cell>
          <table:table-cell office:value-type="float" office:value="5417.03448275862" calcext:value-type="float">
            <text:p>5417.0344827586</text:p>
          </table:table-cell>
          <table:table-cell office:value-type="float" office:value="2.6164882137931" calcext:value-type="float">
            <text:p>2.6164882138</text:p>
          </table:table-cell>
          <table:table-cell office:value-type="float" office:value="5" calcext:value-type="float">
            <text:p>5</text:p>
          </table:table-cell>
          <table:table-cell office:value-type="float" office:value="20078.9230769231" calcext:value-type="float">
            <text:p>20078.9230769231</text:p>
          </table:table-cell>
          <table:table-cell office:value-type="float" office:value="7.66614026153846" calcext:value-type="float">
            <text:p>7.6661402615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/>
          <table:table-cell table:formula="of:=STDEV([Full.C7:.C93])" office:value-type="float" office:value="1.31367491422827" calcext:value-type="float">
            <text:p>1.3136749142</text:p>
          </table:table-cell>
          <table:table-cell table:formula="of:=STDEV([Full.D7:.D93])" office:value-type="float" office:value="5365.16302543499" calcext:value-type="float">
            <text:p>5365.163025435</text:p>
          </table:table-cell>
          <table:table-cell table:formula="of:=STDEV([Full.E7:.E93])" office:value-type="float" office:value="2.07664494657668" calcext:value-type="float">
            <text:p>2.0766449466</text:p>
          </table:table-cell>
          <table:table-cell table:formula="of:=STDEV([Full.C94:.C106])" office:value-type="float" office:value="0" calcext:value-type="float">
            <text:p>0</text:p>
          </table:table-cell>
          <table:table-cell table:formula="of:=STDEV([Full.D94:.D106])" office:value-type="float" office:value="10.6806798976902" calcext:value-type="float">
            <text:p>10.6806798977</text:p>
          </table:table-cell>
          <table:table-cell table:formula="of:=STDEV([Full.E94:.E106])" office:value-type="float" office:value="0.399023612715631" calcext:value-type="float">
            <text:p>0.3990236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RT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611148" calcext:value-type="float">
            <text:p>0.6111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06" calcext:value-type="float">
            <text:p>8106</text:p>
          </table:table-cell>
          <table:table-cell office:value-type="float" office:value="3.0290078" calcext:value-type="float">
            <text:p>3.02900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446" calcext:value-type="float">
            <text:p>16446</text:p>
          </table:table-cell>
          <table:table-cell office:value-type="float" office:value="7.7612063" calcext:value-type="float">
            <text:p>7.76120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03" calcext:value-type="float">
            <text:p>4503</text:p>
          </table:table-cell>
          <table:table-cell office:value-type="float" office:value="2.890298" calcext:value-type="float">
            <text:p>2.8902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70" calcext:value-type="float">
            <text:p>1870</text:p>
          </table:table-cell>
          <table:table-cell office:value-type="float" office:value="1.5399456" calcext:value-type="float">
            <text:p>1.53994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44" calcext:value-type="float">
            <text:p>4344</text:p>
          </table:table-cell>
          <table:table-cell office:value-type="float" office:value="2.5745308" calcext:value-type="float">
            <text:p>2.57453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872" calcext:value-type="float">
            <text:p>6872</text:p>
          </table:table-cell>
          <table:table-cell office:value-type="float" office:value="3.1348608" calcext:value-type="float">
            <text:p>3.13486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4045538" calcext:value-type="float">
            <text:p>0.40455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50" calcext:value-type="float">
            <text:p>3450</text:p>
          </table:table-cell>
          <table:table-cell office:value-type="float" office:value="1.2446624" calcext:value-type="float">
            <text:p>1.24466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530" calcext:value-type="float">
            <text:p>16530</text:p>
          </table:table-cell>
          <table:table-cell office:value-type="float" office:value="7.0262898" calcext:value-type="float">
            <text:p>7.02628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5766452" calcext:value-type="float">
            <text:p>0.57664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591" calcext:value-type="float">
            <text:p>12591</text:p>
          </table:table-cell>
          <table:table-cell office:value-type="float" office:value="5.3437344" calcext:value-type="float">
            <text:p>5.34373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38" calcext:value-type="float">
            <text:p>4138</text:p>
          </table:table-cell>
          <table:table-cell office:value-type="float" office:value="1.6556719" calcext:value-type="float">
            <text:p>1.6556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0.7118951" calcext:value-type="float">
            <text:p>0.71189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118" calcext:value-type="float">
            <text:p>11118</text:p>
          </table:table-cell>
          <table:table-cell office:value-type="float" office:value="4.3040512" calcext:value-type="float">
            <text:p>4.3040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95" calcext:value-type="float">
            <text:p>10195</text:p>
          </table:table-cell>
          <table:table-cell office:value-type="float" office:value="4.8654434" calcext:value-type="float">
            <text:p>4.86544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22" calcext:value-type="float">
            <text:p>6222</text:p>
          </table:table-cell>
          <table:table-cell office:value-type="float" office:value="2.5863617" calcext:value-type="float">
            <text:p>2.58636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329" calcext:value-type="float">
            <text:p>8329</text:p>
          </table:table-cell>
          <table:table-cell office:value-type="float" office:value="3.4525396" calcext:value-type="float">
            <text:p>3.45253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0.457485" calcext:value-type="float">
            <text:p>0.4574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97" calcext:value-type="float">
            <text:p>4097</text:p>
          </table:table-cell>
          <table:table-cell office:value-type="float" office:value="2.3138559" calcext:value-type="float">
            <text:p>2.31385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143631" calcext:value-type="float">
            <text:p>0.31436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4553339" calcext:value-type="float">
            <text:p>0.4553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office:value-type="float" office:value="0.8397055" calcext:value-type="float">
            <text:p>0.83970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float" office:value="0.9779591" calcext:value-type="float">
            <text:p>0.97795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7284351" calcext:value-type="float">
            <text:p>0.72843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803" calcext:value-type="float">
            <text:p>14803</text:p>
          </table:table-cell>
          <table:table-cell office:value-type="float" office:value="6.1177751" calcext:value-type="float">
            <text:p>6.11777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40" calcext:value-type="float">
            <text:p>4140</text:p>
          </table:table-cell>
          <table:table-cell office:value-type="float" office:value="2.3443851" calcext:value-type="float">
            <text:p>2.34438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282" calcext:value-type="float">
            <text:p>12282</text:p>
          </table:table-cell>
          <table:table-cell office:value-type="float" office:value="5.1741967" calcext:value-type="float">
            <text:p>5.17419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766" calcext:value-type="float">
            <text:p>8766</text:p>
          </table:table-cell>
          <table:table-cell office:value-type="float" office:value="4.3869747" calcext:value-type="float">
            <text:p>4.38697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0.9200731" calcext:value-type="float">
            <text:p>0.92007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27" calcext:value-type="float">
            <text:p>4227</text:p>
          </table:table-cell>
          <table:table-cell office:value-type="float" office:value="2.2144365" calcext:value-type="float">
            <text:p>2.21443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71" calcext:value-type="float">
            <text:p>8171</text:p>
          </table:table-cell>
          <table:table-cell office:value-type="float" office:value="5.1414373" calcext:value-type="float">
            <text:p>5.14143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332" calcext:value-type="float">
            <text:p>16332</text:p>
          </table:table-cell>
          <table:table-cell office:value-type="float" office:value="6.7268371" calcext:value-type="float">
            <text:p>6.72683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696456" calcext:value-type="float">
            <text:p>0.6964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889" calcext:value-type="float">
            <text:p>9889</text:p>
          </table:table-cell>
          <table:table-cell office:value-type="float" office:value="4.1355189" calcext:value-type="float">
            <text:p>4.13551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94" calcext:value-type="float">
            <text:p>4494</text:p>
          </table:table-cell>
          <table:table-cell office:value-type="float" office:value="2.3002262" calcext:value-type="float">
            <text:p>2.30022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377" calcext:value-type="float">
            <text:p>8377</text:p>
          </table:table-cell>
          <table:table-cell office:value-type="float" office:value="4.1845224" calcext:value-type="float">
            <text:p>4.18452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177" calcext:value-type="float">
            <text:p>16177</text:p>
          </table:table-cell>
          <table:table-cell office:value-type="float" office:value="6.0006598" calcext:value-type="float">
            <text:p>6.00065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3609765" calcext:value-type="float">
            <text:p>0.36097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26" calcext:value-type="float">
            <text:p>1326</text:p>
          </table:table-cell>
          <table:table-cell office:value-type="float" office:value="1.0664759" calcext:value-type="float">
            <text:p>1.0664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79" calcext:value-type="float">
            <text:p>8179</text:p>
          </table:table-cell>
          <table:table-cell office:value-type="float" office:value="3.6650672" calcext:value-type="float">
            <text:p>3.66506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0.9125969" calcext:value-type="float">
            <text:p>0.91259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64" calcext:value-type="float">
            <text:p>1864</text:p>
          </table:table-cell>
          <table:table-cell office:value-type="float" office:value="2.0161561" calcext:value-type="float">
            <text:p>2.01615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96" calcext:value-type="float">
            <text:p>3796</text:p>
          </table:table-cell>
          <table:table-cell office:value-type="float" office:value="1.5671309" calcext:value-type="float">
            <text:p>1.56713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333" calcext:value-type="float">
            <text:p>9333</text:p>
          </table:table-cell>
          <table:table-cell office:value-type="float" office:value="4.0276192" calcext:value-type="float">
            <text:p>4.02761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146017" calcext:value-type="float">
            <text:p>0.2146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236" calcext:value-type="float">
            <text:p>12236</text:p>
          </table:table-cell>
          <table:table-cell office:value-type="float" office:value="4.5540145" calcext:value-type="float">
            <text:p>4.5540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0.4076992" calcext:value-type="float">
            <text:p>0.40769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1.3222276" calcext:value-type="float">
            <text:p>1.32222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float" office:value="0.7615626" calcext:value-type="float">
            <text:p>0.76156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296108" calcext:value-type="float">
            <text:p>0.2296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29" calcext:value-type="float">
            <text:p>4429</text:p>
          </table:table-cell>
          <table:table-cell office:value-type="float" office:value="2.1268825" calcext:value-type="float">
            <text:p>2.12688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10" calcext:value-type="float">
            <text:p>4410</text:p>
          </table:table-cell>
          <table:table-cell office:value-type="float" office:value="2.6301856" calcext:value-type="float">
            <text:p>2.63018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76" calcext:value-type="float">
            <text:p>8276</text:p>
          </table:table-cell>
          <table:table-cell office:value-type="float" office:value="3.6716856" calcext:value-type="float">
            <text:p>3.67168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62" calcext:value-type="float">
            <text:p>8162</text:p>
          </table:table-cell>
          <table:table-cell office:value-type="float" office:value="3.458283" calcext:value-type="float">
            <text:p>3.4582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080" calcext:value-type="float">
            <text:p>12080</text:p>
          </table:table-cell>
          <table:table-cell office:value-type="float" office:value="4.9934941" calcext:value-type="float">
            <text:p>4.99349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25" calcext:value-type="float">
            <text:p>4825</text:p>
          </table:table-cell>
          <table:table-cell office:value-type="float" office:value="2.5450951" calcext:value-type="float">
            <text:p>2.54509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107" calcext:value-type="float">
            <text:p>8107</text:p>
          </table:table-cell>
          <table:table-cell office:value-type="float" office:value="3.6007863" calcext:value-type="float">
            <text:p>3.60078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104" calcext:value-type="float">
            <text:p>15104</text:p>
          </table:table-cell>
          <table:table-cell office:value-type="float" office:value="6.5323279" calcext:value-type="float">
            <text:p>6.53232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4762378" calcext:value-type="float">
            <text:p>0.47623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16" calcext:value-type="float">
            <text:p>12116</text:p>
          </table:table-cell>
          <table:table-cell office:value-type="float" office:value="5.0083219" calcext:value-type="float">
            <text:p>5.00832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354" calcext:value-type="float">
            <text:p>7354</text:p>
          </table:table-cell>
          <table:table-cell office:value-type="float" office:value="2.6471215" calcext:value-type="float">
            <text:p>2.6471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24" calcext:value-type="float">
            <text:p>12124</text:p>
          </table:table-cell>
          <table:table-cell office:value-type="float" office:value="5.3787705" calcext:value-type="float">
            <text:p>5.37877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72" calcext:value-type="float">
            <text:p>4172</text:p>
          </table:table-cell>
          <table:table-cell office:value-type="float" office:value="2.0492053" calcext:value-type="float">
            <text:p>2.04920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223" calcext:value-type="float">
            <text:p>16223</text:p>
          </table:table-cell>
          <table:table-cell office:value-type="float" office:value="6.9616011" calcext:value-type="float">
            <text:p>6.96160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163" calcext:value-type="float">
            <text:p>16163</text:p>
          </table:table-cell>
          <table:table-cell office:value-type="float" office:value="6.6361088" calcext:value-type="float">
            <text:p>6.63610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7" calcext:value-type="float">
            <text:p>2177</text:p>
          </table:table-cell>
          <table:table-cell office:value-type="float" office:value="1.3261198" calcext:value-type="float">
            <text:p>1.32611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689" calcext:value-type="float">
            <text:p>18689</text:p>
          </table:table-cell>
          <table:table-cell office:value-type="float" office:value="7.2447311" calcext:value-type="float">
            <text:p>7.24473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07" calcext:value-type="float">
            <text:p>4107</text:p>
          </table:table-cell>
          <table:table-cell office:value-type="float" office:value="1.868792" calcext:value-type="float">
            <text:p>1.8687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7103927" calcext:value-type="float">
            <text:p>0.71039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4964267" calcext:value-type="float">
            <text:p>0.49642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0.8829708" calcext:value-type="float">
            <text:p>0.88297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84" calcext:value-type="float">
            <text:p>1184</text:p>
          </table:table-cell>
          <table:table-cell office:value-type="float" office:value="1.1083655" calcext:value-type="float">
            <text:p>1.10836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.1384025" calcext:value-type="float">
            <text:p>1.13840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35" calcext:value-type="float">
            <text:p>4335</text:p>
          </table:table-cell>
          <table:table-cell office:value-type="float" office:value="2.2068012" calcext:value-type="float">
            <text:p>2.20680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1047708" calcext:value-type="float">
            <text:p>0.10477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85" calcext:value-type="float">
            <text:p>4185</text:p>
          </table:table-cell>
          <table:table-cell office:value-type="float" office:value="1.835521" calcext:value-type="float">
            <text:p>1.8355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6918524" calcext:value-type="float">
            <text:p>0.69185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4507729" calcext:value-type="float">
            <text:p>0.45077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3965834" calcext:value-type="float">
            <text:p>0.39658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6938562" calcext:value-type="float">
            <text:p>0.69385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49" calcext:value-type="float">
            <text:p>1649</text:p>
          </table:table-cell>
          <table:table-cell office:value-type="float" office:value="3.0080197" calcext:value-type="float">
            <text:p>3.00801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407" calcext:value-type="float">
            <text:p>12407</text:p>
          </table:table-cell>
          <table:table-cell office:value-type="float" office:value="5.4042662" calcext:value-type="float">
            <text:p>5.40426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322" calcext:value-type="float">
            <text:p>8322</text:p>
          </table:table-cell>
          <table:table-cell office:value-type="float" office:value="3.3051692" calcext:value-type="float">
            <text:p>3.30516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2356292" calcext:value-type="float">
            <text:p>0.2356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35" calcext:value-type="float">
            <text:p>4035</text:p>
          </table:table-cell>
          <table:table-cell office:value-type="float" office:value="1.9901985" calcext:value-type="float">
            <text:p>1.99019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08" calcext:value-type="float">
            <text:p>4108</text:p>
          </table:table-cell>
          <table:table-cell office:value-type="float" office:value="2.5695044" calcext:value-type="float">
            <text:p>2.56950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2" calcext:value-type="float">
            <text:p>20072</text:p>
          </table:table-cell>
          <table:table-cell office:value-type="float" office:value="7.6737957" calcext:value-type="float">
            <text:p>7.67379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91" calcext:value-type="float">
            <text:p>20091</text:p>
          </table:table-cell>
          <table:table-cell office:value-type="float" office:value="8.0641684" calcext:value-type="float">
            <text:p>8.06416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5" calcext:value-type="float">
            <text:p>20085</text:p>
          </table:table-cell>
          <table:table-cell office:value-type="float" office:value="7.523955" calcext:value-type="float">
            <text:p>7.523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7" calcext:value-type="float">
            <text:p>20087</text:p>
          </table:table-cell>
          <table:table-cell office:value-type="float" office:value="7.4273627" calcext:value-type="float">
            <text:p>7.42736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0" calcext:value-type="float">
            <text:p>20070</text:p>
          </table:table-cell>
          <table:table-cell office:value-type="float" office:value="7.3626279" calcext:value-type="float">
            <text:p>7.36262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1" calcext:value-type="float">
            <text:p>20071</text:p>
          </table:table-cell>
          <table:table-cell office:value-type="float" office:value="8.1571707" calcext:value-type="float">
            <text:p>8.1571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9" calcext:value-type="float">
            <text:p>20079</text:p>
          </table:table-cell>
          <table:table-cell office:value-type="float" office:value="7.7285114" calcext:value-type="float">
            <text:p>7.72851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102" calcext:value-type="float">
            <text:p>20102</text:p>
          </table:table-cell>
          <table:table-cell office:value-type="float" office:value="7.7972439" calcext:value-type="float">
            <text:p>7.79724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7" calcext:value-type="float">
            <text:p>20067</text:p>
          </table:table-cell>
          <table:table-cell office:value-type="float" office:value="7.224496" calcext:value-type="float">
            <text:p>7.2244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3" calcext:value-type="float">
            <text:p>20073</text:p>
          </table:table-cell>
          <table:table-cell office:value-type="float" office:value="8.5129948" calcext:value-type="float">
            <text:p>8.51299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86" calcext:value-type="float">
            <text:p>20086</text:p>
          </table:table-cell>
          <table:table-cell office:value-type="float" office:value="7.3444278" calcext:value-type="float">
            <text:p>7.34442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77" calcext:value-type="float">
            <text:p>20077</text:p>
          </table:table-cell>
          <table:table-cell office:value-type="float" office:value="7.725868" calcext:value-type="float">
            <text:p>7.7258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66" calcext:value-type="float">
            <text:p>20066</text:p>
          </table:table-cell>
          <table:table-cell office:value-type="float" office:value="7.1172011" calcext:value-type="float">
            <text:p>7.11720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Basic Search'.C6:'Basic Search'.F106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BasicD.C6:BasicD.F106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BasicDD.C6:BasicDD.F106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Tri.C6:Tri.F106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Full.C6:Full.F106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6:24:15.8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_64 LibreOffice_project/2b9802c1994aa0b7dc6079e128979269cf95bc78</meta:generator>
    <dc:date>2016-04-26T21:21:42.587000000</dc:date>
    <meta:editing-duration>P2DT4H47M57S</meta:editing-duration>
    <meta:editing-cycles>12</meta:editing-cycles>
    <meta:document-statistic meta:table-count="7" meta:cell-count="30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99cm" svg:y="0.316cm" chart:style-name="ch2">
          <text:p>Comparison of Different Search Types</text:p>
        </chart:title>
        <chart:subtitle svg:x="6.699cm" svg:y="1.275cm" chart:style-name="ch3">
          <text:p>Success Rate</text:p>
        </chart:subtitle>
        <chart:plot-area chart:style-name="ch4" table:cell-range-address="Summary.A8:Summary.B13" chart:data-source-has-labels="both" svg:x="1.331cm" svg:y="2.138cm" svg:width="14.349cm" svg:height="5.701cm">
          <chartooo:coordinate-region svg:x="2.243cm" svg:y="2.337cm" svg:width="13.437cm" svg:height="4.855cm"/>
          <chart:axis chart:dimension="x" chart:name="primary-x" chart:style-name="ch5" chartooo:axis-type="auto">
            <chartooo:date-scale/>
            <chart:title svg:x="7.561cm" svg:y="8.019cm" chart:style-name="ch6">
              <text:p>Search Type</text:p>
            </chart:title>
            <chart:categories table:cell-range-address="Summary.A9:Summary.A13"/>
          </chart:axis>
          <chart:axis chart:dimension="y" chart:name="primary-y" chart:style-name="ch7">
            <chart:title svg:x="0.451cm" svg:y="6.064cm" chart:style-name="ch8">
              <text:p>Success Rate</text:p>
            </chart:title>
            <chart:grid chart:style-name="ch9" chart:class="major"/>
          </chart:axis>
          <chart:series chart:style-name="ch10" chart:values-cell-range-address="Summary.B9:Summary.B13" chart:label-cell-address="Summary.B8:Summary.B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</text:p>
                <draw:g>
                  <svg:desc>Summary.B8:Summary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Search</text:p>
                <draw:g>
                  <svg:desc>Summary.A9:Summary.A13</svg:desc>
                </draw:g>
              </table:table-cell>
              <table:table-cell office:value-type="float" office:value="0.16">
                <text:p>0.16</text:p>
                <draw:g>
                  <svg:desc>Summary.B9:Summary.B13</svg:desc>
                </draw:g>
              </table:table-cell>
            </table:table-row>
            <table:table-row>
              <table:table-cell office:value-type="string">
                <text:p>BasicDSearch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DDSearch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SimpTriSearch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FullSearch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J9:Summary.J13" chart:error-lower-range="Summary.J9:Summary.J13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7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J9:Summary.J13" chart:error-lower-range="Summary.J9:Summary.J13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J9:Summary.J13" chart:error-lower-range="Summary.J9:Summary.J13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99cm" svg:y="0.316cm" chart:style-name="ch2">
          <text:p>Comparison of Different Search Types</text:p>
        </chart:title>
        <chart:subtitle svg:x="6.871cm" svg:y="1.275cm" chart:style-name="ch3">
          <text:p>Failure Time</text:p>
        </chart:subtitle>
        <chart:plot-area chart:style-name="ch4" table:cell-range-address="Summary.A9:Summary.A13 Summary.C8:Summary.C8 Summary.I9:Summary.I13" chart:data-source-has-labels="both" svg:x="1.331cm" svg:y="2.138cm" svg:width="14.349cm" svg:height="5.701cm">
          <chartooo:coordinate-region svg:x="2.429cm" svg:y="2.337cm" svg:width="13.251cm" svg:height="4.855cm"/>
          <chart:axis chart:dimension="x" chart:name="primary-x" chart:style-name="ch5" chartooo:axis-type="auto">
            <chartooo:date-scale/>
            <chart:title svg:x="7.561cm" svg:y="8.019cm" chart:style-name="ch6">
              <text:p>Search Type</text:p>
            </chart:title>
            <chart:categories table:cell-range-address="Summary.A9:Summary.A13"/>
          </chart:axis>
          <chart:axis chart:dimension="y" chart:name="primary-y" chart:style-name="ch7">
            <chart:title svg:x="0.451cm" svg:y="7.519cm" chart:style-name="ch8">
              <text:p>Average Time Taken for Failure (s)</text:p>
            </chart:title>
            <chart:grid chart:style-name="ch9" chart:class="major"/>
          </chart:axis>
          <chart:series chart:style-name="ch10" chart:values-cell-range-address="Summary.I9:Summary.I13" chart:label-cell-address="Summary.C8:Summary.C8" chart:class="chart:bar">
            <chart:error-indicator chart:style-name="ch11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Ts</text:p>
                <draw:g>
                  <svg:desc>Summary.C8:Summary.C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BasicSearch</text:p>
                <draw:g>
                  <svg:desc>Summary.A9:Summary.A13</svg:desc>
                </draw:g>
              </table:table-cell>
              <table:table-cell office:value-type="float" office:value="19.9483360261905">
                <text:p>19.9483360261905</text:p>
                <draw:g>
                  <svg:desc>Summary.I9:Summary.I13</svg:desc>
                </draw:g>
              </table:table-cell>
              <table:table-cell office:value-type="float" office:value="7.65168060096454">
                <text:p>7.65168060096454</text:p>
                <draw:g>
                  <svg:desc>Summary.J9:Summary.J13</svg:desc>
                </draw:g>
              </table:table-cell>
              <table:table-cell office:value-type="float" office:value="7.65168060096454">
                <text:p>7.65168060096454</text:p>
                <draw:g>
                  <svg:desc>Summary.J9:Summary.J13</svg:desc>
                </draw:g>
              </table:table-cell>
            </table:table-row>
            <table:table-row>
              <table:table-cell office:value-type="string">
                <text:p>BasicDSearch</text:p>
              </table:table-cell>
              <table:table-cell office:value-type="float" office:value="54.1619326340426">
                <text:p>54.1619326340426</text:p>
              </table:table-cell>
              <table:table-cell office:value-type="float" office:value="10.9223154974043">
                <text:p>10.9223154974043</text:p>
              </table:table-cell>
              <table:table-cell office:value-type="float" office:value="10.9223154974043">
                <text:p>10.9223154974043</text:p>
              </table:table-cell>
            </table:table-row>
            <table:table-row>
              <table:table-cell office:value-type="string">
                <text:p>DDSearch</text:p>
              </table:table-cell>
              <table:table-cell office:value-type="float" office:value="5.01463108522727">
                <text:p>5.01463108522727</text:p>
              </table:table-cell>
              <table:table-cell office:value-type="float" office:value="0.481914996174331">
                <text:p>0.481914996174331</text:p>
              </table:table-cell>
              <table:table-cell office:value-type="float" office:value="0.481914996174331">
                <text:p>0.481914996174331</text:p>
              </table:table-cell>
            </table:table-row>
            <table:table-row>
              <table:table-cell office:value-type="string">
                <text:p>SimpTriSearch</text:p>
              </table:table-cell>
              <table:table-cell office:value-type="float" office:value="54.5006605433333">
                <text:p>54.5006605433333</text:p>
              </table:table-cell>
              <table:table-cell office:value-type="float" office:value="13.0561446191189">
                <text:p>13.0561446191189</text:p>
              </table:table-cell>
              <table:table-cell office:value-type="float" office:value="13.0561446191189">
                <text:p>13.0561446191189</text:p>
              </table:table-cell>
            </table:table-row>
            <table:table-row>
              <table:table-cell office:value-type="string">
                <text:p>FullSearch</text:p>
              </table:table-cell>
              <table:table-cell office:value-type="float" office:value="7.66614026153846">
                <text:p>7.66614026153846</text:p>
              </table:table-cell>
              <table:table-cell office:value-type="float" office:value="0.399023612715631">
                <text:p>0.399023612715631</text:p>
              </table:table-cell>
              <table:table-cell office:value-type="float" office:value="0.399023612715631">
                <text:p>0.3990236127156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ummary.F9:Summary.F13" chart:error-lower-range="Summary.F9:Summary.F13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ummary.F9:Summary.F13" chart:error-lower-range="Summary.F9:Summary.F13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F9:Summary.F13" chart:error-lower-range="Summary.F9:Summary.F13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99cm" svg:y="0.316cm" chart:style-name="ch2">
          <text:p>Comparison of Different Search Types</text:p>
        </chart:title>
        <chart:subtitle svg:x="6.422cm" svg:y="1.275cm" chart:style-name="ch3">
          <text:p>Total Nodes Used</text:p>
        </chart:subtitle>
        <chart:plot-area chart:style-name="ch4" table:cell-range-address="Summary.A9:Summary.A13 Summary.B8:Summary.B8 Summary.E9:Summary.E13" chart:data-source-has-labels="both" svg:x="1.331cm" svg:y="2.138cm" svg:width="14.349cm" svg:height="5.701cm">
          <chartooo:coordinate-region svg:x="2.984cm" svg:y="2.337cm" svg:width="12.696cm" svg:height="5.154cm"/>
          <chart:axis chart:dimension="x" chart:name="primary-x" chart:style-name="ch5" chartooo:axis-type="auto">
            <chartooo:date-scale/>
            <chart:title svg:x="7.561cm" svg:y="8.019cm" chart:style-name="ch6">
              <text:p>Search Type</text:p>
            </chart:title>
            <chart:categories table:cell-range-address="Summary.A9:Summary.A13"/>
          </chart:axis>
          <chart:axis chart:dimension="y" chart:name="primary-y" chart:style-name="ch7">
            <chart:title svg:x="0.451cm" svg:y="7.44cm" chart:style-name="ch8">
              <text:p>Average Total Nodes for Success</text:p>
            </chart:title>
            <chart:grid chart:style-name="ch9" chart:class="major"/>
          </chart:axis>
          <chart:series chart:style-name="ch10" chart:values-cell-range-address="Summary.E9:Summary.E13" chart:label-cell-address="Summary.B8:Summary.B8" chart:class="chart:bar">
            <chart:error-indicator chart:style-name="ch11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</text:p>
                <draw:g>
                  <svg:desc>Summary.B8:Summary.B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BasicSearch</text:p>
                <draw:g>
                  <svg:desc>Summary.A9:Summary.A13</svg:desc>
                </draw:g>
              </table:table-cell>
              <table:table-cell office:value-type="float" office:value="8361.8125">
                <text:p>8361.8125</text:p>
                <draw:g>
                  <svg:desc>Summary.E9:Summary.E13</svg:desc>
                </draw:g>
              </table:table-cell>
              <table:table-cell office:value-type="float" office:value="6452.31913055298">
                <text:p>6452.31913055298</text:p>
                <draw:g>
                  <svg:desc>Summary.F9:Summary.F13</svg:desc>
                </draw:g>
              </table:table-cell>
              <table:table-cell office:value-type="float" office:value="6452.31913055298">
                <text:p>6452.31913055298</text:p>
                <draw:g>
                  <svg:desc>Summary.F9:Summary.F13</svg:desc>
                </draw:g>
              </table:table-cell>
            </table:table-row>
            <table:table-row>
              <table:table-cell office:value-type="string">
                <text:p>BasicDSearch</text:p>
              </table:table-cell>
              <table:table-cell office:value-type="float" office:value="7572.07547169811">
                <text:p>7572.07547169811</text:p>
              </table:table-cell>
              <table:table-cell office:value-type="float" office:value="5875.29890843225">
                <text:p>5875.29890843225</text:p>
              </table:table-cell>
              <table:table-cell office:value-type="float" office:value="5875.29890843225">
                <text:p>5875.29890843225</text:p>
              </table:table-cell>
            </table:table-row>
            <table:table-row>
              <table:table-cell office:value-type="string">
                <text:p>DDSearch</text:p>
              </table:table-cell>
              <table:table-cell office:value-type="float" office:value="8754.83333333333">
                <text:p>8754.83333333333</text:p>
              </table:table-cell>
              <table:table-cell office:value-type="float" office:value="6052.83931621176">
                <text:p>6052.83931621176</text:p>
              </table:table-cell>
              <table:table-cell office:value-type="float" office:value="6052.83931621176">
                <text:p>6052.83931621176</text:p>
              </table:table-cell>
            </table:table-row>
            <table:table-row>
              <table:table-cell office:value-type="string">
                <text:p>SimpTriSearch</text:p>
              </table:table-cell>
              <table:table-cell office:value-type="float" office:value="6564.72857142857">
                <text:p>6564.72857142857</text:p>
              </table:table-cell>
              <table:table-cell office:value-type="float" office:value="5203.98622830511">
                <text:p>5203.98622830511</text:p>
              </table:table-cell>
              <table:table-cell office:value-type="float" office:value="5203.98622830511">
                <text:p>5203.98622830511</text:p>
              </table:table-cell>
            </table:table-row>
            <table:table-row>
              <table:table-cell office:value-type="string">
                <text:p>FullSearch</text:p>
              </table:table-cell>
              <table:table-cell office:value-type="float" office:value="5417.03448275862">
                <text:p>5417.03448275862</text:p>
              </table:table-cell>
              <table:table-cell office:value-type="float" office:value="5365.16302543499">
                <text:p>5365.16302543499</text:p>
              </table:table-cell>
              <table:table-cell office:value-type="float" office:value="5365.16302543499">
                <text:p>5365.163025434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H9:Summary.H13" chart:error-lower-range="Summary.H9:Summary.H13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H9:Summary.H13" chart:error-lower-range="Summary.H9:Summary.H13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H9:Summary.H13" chart:error-lower-range="Summary.H9:Summary.H13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41cm" svg:height="15.724cm" xlink:href=".." xlink:type="simple" chart:class="chart:bar" chart:style-name="ch1">
        <chart:title svg:x="10.169cm" svg:y="0.45cm" chart:style-name="ch2">
          <text:p>Comparison of Different Search Types</text:p>
        </chart:title>
        <chart:subtitle svg:x="12.656cm" svg:y="1.543cm" chart:style-name="ch3">
          <text:p>Success Time</text:p>
        </chart:subtitle>
        <chart:plot-area chart:style-name="ch4" table:cell-range-address="Summary.A9:Summary.A13 Summary.C8:Summary.C8 Summary.G9:Summary.G13" chart:data-source-has-labels="both" svg:x="1.569cm" svg:y="2.54cm" svg:width="25.814cm" svg:height="11.889cm">
          <chartooo:coordinate-region svg:x="2.667cm" svg:y="2.739cm" svg:width="24.716cm" svg:height="11.043cm"/>
          <chart:axis chart:dimension="x" chart:name="primary-x" chart:style-name="ch5" chartooo:axis-type="auto">
            <chartooo:date-scale/>
            <chart:title svg:x="13.532cm" svg:y="14.743cm" chart:style-name="ch6">
              <text:p>Search Type</text:p>
            </chart:title>
            <chart:categories table:cell-range-address="Summary.A9:Summary.A13"/>
          </chart:axis>
          <chart:axis chart:dimension="y" chart:name="primary-y" chart:style-name="ch7">
            <chart:title svg:x="0.451cm" svg:y="11.147cm" chart:style-name="ch8">
              <text:p>Average Time Taken for Success (s)</text:p>
            </chart:title>
            <chart:grid chart:style-name="ch9" chart:class="major"/>
          </chart:axis>
          <chart:series chart:style-name="ch10" chart:values-cell-range-address="Summary.G9:Summary.G13" chart:label-cell-address="Summary.C8:Summary.C8" chart:class="chart:bar">
            <chart:error-indicator chart:style-name="ch11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Ts</text:p>
                <draw:g>
                  <svg:desc>Summary.C8:Summary.C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BasicSearch</text:p>
                <draw:g>
                  <svg:desc>Summary.A9:Summary.A13</svg:desc>
                </draw:g>
              </table:table-cell>
              <table:table-cell office:value-type="float" office:value="9.96546383125">
                <text:p>9.96546383125</text:p>
                <draw:g>
                  <svg:desc>Summary.G9:Summary.G13</svg:desc>
                </draw:g>
              </table:table-cell>
              <table:table-cell office:value-type="float" office:value="6.62170368851151">
                <text:p>6.62170368851151</text:p>
                <draw:g>
                  <svg:desc>Summary.H9:Summary.H13</svg:desc>
                </draw:g>
              </table:table-cell>
              <table:table-cell office:value-type="float" office:value="6.62170368851151">
                <text:p>6.62170368851151</text:p>
                <draw:g>
                  <svg:desc>Summary.H9:Summary.H13</svg:desc>
                </draw:g>
              </table:table-cell>
            </table:table-row>
            <table:table-row>
              <table:table-cell office:value-type="string">
                <text:p>BasicDSearch</text:p>
              </table:table-cell>
              <table:table-cell office:value-type="float" office:value="30.0186944584906">
                <text:p>30.0186944584906</text:p>
              </table:table-cell>
              <table:table-cell office:value-type="float" office:value="19.8800670585927">
                <text:p>19.8800670585927</text:p>
              </table:table-cell>
              <table:table-cell office:value-type="float" office:value="19.8800670585927">
                <text:p>19.8800670585927</text:p>
              </table:table-cell>
            </table:table-row>
            <table:table-row>
              <table:table-cell office:value-type="string">
                <text:p>DDSearch</text:p>
              </table:table-cell>
              <table:table-cell office:value-type="float" office:value="2.75118193333333">
                <text:p>2.75118193333333</text:p>
              </table:table-cell>
              <table:table-cell office:value-type="float" office:value="1.57202857866999">
                <text:p>1.57202857866999</text:p>
              </table:table-cell>
              <table:table-cell office:value-type="float" office:value="1.57202857866999">
                <text:p>1.57202857866999</text:p>
              </table:table-cell>
            </table:table-row>
            <table:table-row>
              <table:table-cell office:value-type="string">
                <text:p>SimpTriSearch</text:p>
              </table:table-cell>
              <table:table-cell office:value-type="float" office:value="24.9898552828571">
                <text:p>24.9898552828571</text:p>
              </table:table-cell>
              <table:table-cell office:value-type="float" office:value="15.625784275901">
                <text:p>15.625784275901</text:p>
              </table:table-cell>
              <table:table-cell office:value-type="float" office:value="15.625784275901">
                <text:p>15.625784275901</text:p>
              </table:table-cell>
            </table:table-row>
            <table:table-row>
              <table:table-cell office:value-type="string">
                <text:p>FullSearch</text:p>
              </table:table-cell>
              <table:table-cell office:value-type="float" office:value="2.6164882137931">
                <text:p>2.6164882137931</text:p>
              </table:table-cell>
              <table:table-cell office:value-type="float" office:value="2.07664494657668">
                <text:p>2.07664494657668</text:p>
              </table:table-cell>
              <table:table-cell office:value-type="float" office:value="2.07664494657668">
                <text:p>2.07664494657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D9:Summary.D13" chart:error-lower-range="Summary.D9:Summary.D13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4.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D9:Summary.D13" chart:error-lower-range="Summary.D9:Summary.D13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D9:Summary.D13" chart:error-lower-range="Summary.D9:Summary.D13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99cm" svg:y="0.316cm" chart:style-name="ch2">
          <text:p>Comparison of Different Search Types</text:p>
        </chart:title>
        <chart:subtitle svg:x="6.594cm" svg:y="1.275cm" chart:style-name="ch3">
          <text:p>Searches Used</text:p>
        </chart:subtitle>
        <chart:plot-area chart:style-name="ch4" table:cell-range-address="Summary.A9:Summary.A13 Summary.C8:Summary.C13" chart:data-source-has-labels="both" svg:x="1.331cm" svg:y="2.138cm" svg:width="14.349cm" svg:height="5.701cm">
          <chartooo:coordinate-region svg:x="2.243cm" svg:y="2.337cm" svg:width="13.437cm" svg:height="4.855cm"/>
          <chart:axis chart:dimension="x" chart:name="primary-x" chart:style-name="ch5" chartooo:axis-type="auto">
            <chartooo:date-scale/>
            <chart:title svg:x="7.561cm" svg:y="8.019cm" chart:style-name="ch6">
              <text:p>Search Type</text:p>
            </chart:title>
            <chart:categories table:cell-range-address="Summary.A9:Summary.A13"/>
          </chart:axis>
          <chart:axis chart:dimension="y" chart:name="primary-y" chart:style-name="ch7">
            <chart:title svg:x="0.451cm" svg:y="7.519cm" chart:style-name="ch8">
              <text:p>Average Search Used for Success</text:p>
            </chart:title>
            <chart:grid chart:style-name="ch9" chart:class="major"/>
          </chart:axis>
          <chart:series chart:style-name="ch10" chart:values-cell-range-address="Summary.C9:Summary.C13" chart:label-cell-address="Summary.C8:Summary.C8" chart:class="chart:bar">
            <chart:error-indicator chart:style-name="ch11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Ts</text:p>
                <draw:g>
                  <svg:desc>Summary.C8:Summary.C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BasicSearch</text:p>
                <draw:g>
                  <svg:desc>Summary.A9:Summary.A13</svg:desc>
                </draw:g>
              </table:table-cell>
              <table:table-cell office:value-type="float" office:value="2.875">
                <text:p>2.875</text:p>
                <draw:g>
                  <svg:desc>Summary.C9:Summary.C13</svg:desc>
                </draw:g>
              </table:table-cell>
              <table:table-cell office:value-type="float" office:value="1.54380482358792">
                <text:p>1.54380482358792</text:p>
                <draw:g>
                  <svg:desc>Summary.D9:Summary.D13</svg:desc>
                </draw:g>
              </table:table-cell>
              <table:table-cell office:value-type="float" office:value="1.54380482358792">
                <text:p>1.54380482358792</text:p>
                <draw:g>
                  <svg:desc>Summary.D9:Summary.D13</svg:desc>
                </draw:g>
              </table:table-cell>
            </table:table-row>
            <table:table-row>
              <table:table-cell office:value-type="string">
                <text:p>BasicDSearch</text:p>
              </table:table-cell>
              <table:table-cell office:value-type="float" office:value="2.69811320754717">
                <text:p>2.69811320754717</text:p>
              </table:table-cell>
              <table:table-cell office:value-type="float" office:value="1.44893735146695">
                <text:p>1.44893735146695</text:p>
              </table:table-cell>
              <table:table-cell office:value-type="float" office:value="1.44893735146695">
                <text:p>1.44893735146695</text:p>
              </table:table-cell>
            </table:table-row>
            <table:table-row>
              <table:table-cell office:value-type="string">
                <text:p>DDSearch</text:p>
              </table:table-cell>
              <table:table-cell office:value-type="float" office:value="2.75">
                <text:p>2.75</text:p>
              </table:table-cell>
              <table:table-cell office:value-type="float" office:value="1.54478595163331">
                <text:p>1.54478595163331</text:p>
              </table:table-cell>
              <table:table-cell office:value-type="float" office:value="1.54478595163331">
                <text:p>1.54478595163331</text:p>
              </table:table-cell>
            </table:table-row>
            <table:table-row>
              <table:table-cell office:value-type="string">
                <text:p>SimpTriSearch</text:p>
              </table:table-cell>
              <table:table-cell office:value-type="float" office:value="2.48571428571429">
                <text:p>2.48571428571429</text:p>
              </table:table-cell>
              <table:table-cell office:value-type="float" office:value="1.2937178997528">
                <text:p>1.2937178997528</text:p>
              </table:table-cell>
              <table:table-cell office:value-type="float" office:value="1.2937178997528">
                <text:p>1.2937178997528</text:p>
              </table:table-cell>
            </table:table-row>
            <table:table-row>
              <table:table-cell office:value-type="string">
                <text:p>FullSearch</text:p>
              </table:table-cell>
              <table:table-cell office:value-type="float" office:value="2.17241379310345">
                <text:p>2.17241379310345</text:p>
              </table:table-cell>
              <table:table-cell office:value-type="float" office:value="1.31367491422827">
                <text:p>1.31367491422827</text:p>
              </table:table-cell>
              <table:table-cell office:value-type="float" office:value="1.31367491422827">
                <text:p>1.313674914228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